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2.0638in"/>
    </style:style>
    <style:style style:name="co4" style:family="table-column">
      <style:table-column-properties fo:break-before="auto" style:column-width="2.248in"/>
    </style:style>
    <style:style style:name="co5" style:family="table-column">
      <style:table-column-properties fo:break-before="auto" style:column-width="1.2283in"/>
    </style:style>
    <style:style style:name="co6" style:family="table-column">
      <style:table-column-properties fo:break-before="auto" style:column-width="1.4937in"/>
    </style:style>
    <style:style style:name="ro1" style:family="table-row">
      <style:table-row-properties style:row-height="1.2882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291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811in" fo:break-before="auto" style:use-optimal-row-height="true"/>
    </style:style>
    <style:style style:name="ro10" style:family="table-row">
      <style:table-row-properties style:row-height="0.9701in" fo:break-before="auto" style:use-optimal-row-height="true"/>
    </style:style>
    <style:style style:name="ro11" style:family="table-row">
      <style:table-row-properties style:row-height="1.6063in" fo:break-before="auto" style:use-optimal-row-height="true"/>
    </style:style>
    <style:style style:name="ro12" style:family="table-row">
      <style:table-row-properties style:row-height="1.4472in" fo:break-before="auto" style:use-optimal-row-height="true"/>
    </style:style>
    <style:style style:name="ro13" style:family="table-row">
      <style:table-row-properties style:row-height="1.7654in" fo:break-before="auto" style:use-optimal-row-height="true"/>
    </style:style>
    <style:style style:name="ro14" style:family="table-row">
      <style:table-row-properties style:row-height="1.2791in" fo:break-before="auto" style:use-optimal-row-height="false"/>
    </style:style>
    <style:style style:name="ro1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Pivot_20_Table_20_Result" style:data-style-name="N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8" style:family="table-cell" style:parent-style-name="Pivot_20_Table_20_Result" style:data-style-name="N3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raftwerksliste Bundesnetzagentur (alle Netz- und Umspannebenen; Netto-Leistung ≥ 20 MW) Stand 13.10.2011" table:style-name="ta1">
        <table:table-column table:style-name="co1" table:number-columns-repeated="13" table:default-cell-style-name="ce7"/>
        <table:table-column table:style-name="co1" table:number-columns-repeated="5" table:default-cell-style-name="Default"/>
        <table:table-column table:style-name="co1" table:number-columns-repeated="13" table:default-cell-style-name="ce7"/>
        <table:table-row table:style-name="ro1">
          <table:table-cell table:style-name="ce6" office:value-type="string" calcext:value-type="string">
            <text:p>Lfd. Nr.</text:p>
          </table:table-cell>
          <table:table-cell table:style-name="ce6" office:value-type="string" calcext:value-type="string">
            <text:p>Unternehmen</text:p>
          </table:table-cell>
          <table:table-cell table:style-name="ce6" office:value-type="string" calcext:value-type="string">
            <text:p>Kraftwerksname</text:p>
          </table:table-cell>
          <table:table-cell table:style-name="ce6" office:value-type="string" calcext:value-type="string">
            <text:p>PLZ</text:p>
            <text:p>(Standort Kraftwerk)</text:p>
          </table:table-cell>
          <table:table-cell table:style-name="ce6" office:value-type="string" calcext:value-type="string">
            <text:p>Ort</text:p>
            <text:p>(Standort Kraftwerk)</text:p>
          </table:table-cell>
          <table:table-cell table:style-name="ce6" office:value-type="string" calcext:value-type="string">
            <text:p>Blockname</text:p>
          </table:table-cell>
          <table:table-cell table:style-name="ce6" office:value-type="string" calcext:value-type="string">
            <text:p>Aufnahme der kommerziellen </text:p>
            <text:p>Stromeinspeisung (Jahr)</text:p>
          </table:table-cell>
          <table:table-cell table:style-name="ce6" office:value-type="string" calcext:value-type="string">
            <text:p>Status des Kraftwerkes (in Betrieb / "Kaltreserve")</text:p>
          </table:table-cell>
          <table:table-cell table:style-name="ce6" office:value-type="string" calcext:value-type="string">
            <text:p>Energieträger</text:p>
          </table:table-cell>
          <table:table-cell table:style-name="ce6" office:value-type="string" calcext:value-type="string">
            <text:p>Spezifizierung "Mehrere Energieträger" und "Sonstige Energieträger"</text:p>
          </table:table-cell>
          <table:table-cell table:style-name="ce6" office:value-type="string" calcext:value-type="string">
            <text:p>Kraft-Wärme-Kopplung i.S.d. ¤ 2 und 3 KWKG (Ja/Nein)</text:p>
          </table:table-cell>
          <table:table-cell table:style-name="ce6" office:value-type="string" calcext:value-type="string">
            <text:p>Netto-</text:p>
            <text:p>Engpassleistung (elektrisch) in MW</text:p>
          </table:table-cell>
          <table:table-cell table:style-name="ce6" office:value-type="string" calcext:value-type="string">
            <text:p>Netz- oder Umspannebene des Anschlusses in kV</text:p>
          </table:table-cell>
          <table:table-cell table:number-columns-repeated="5"/>
          <table:table-cell table:style-name="ce6" office:value-type="string" calcext:value-type="string">
            <text:p>Lfd. Nr.</text:p>
          </table:table-cell>
          <table:table-cell table:style-name="ce6" office:value-type="string" calcext:value-type="string">
            <text:p>Unternehmen</text:p>
          </table:table-cell>
          <table:table-cell table:style-name="ce6" office:value-type="string" calcext:value-type="string">
            <text:p>Kraftwerksname</text:p>
          </table:table-cell>
          <table:table-cell table:style-name="ce6" office:value-type="string" calcext:value-type="string">
            <text:p>PLZ</text:p>
            <text:p>(Standort Kraftwerk)</text:p>
          </table:table-cell>
          <table:table-cell table:style-name="ce6" office:value-type="string" calcext:value-type="string">
            <text:p>Ort</text:p>
            <text:p>(Standort Kraftwerk)</text:p>
          </table:table-cell>
          <table:table-cell table:style-name="ce6" office:value-type="string" calcext:value-type="string">
            <text:p>Blockname</text:p>
          </table:table-cell>
          <table:table-cell table:style-name="ce6" office:value-type="string" calcext:value-type="string">
            <text:p>Aufnahme der kommerziellen </text:p>
            <text:p>Stromeinspeisung (Jahr)</text:p>
          </table:table-cell>
          <table:table-cell table:style-name="ce6" office:value-type="string" calcext:value-type="string">
            <text:p>Status des Kraftwerkes (in Betrieb / "Kaltreserve")</text:p>
          </table:table-cell>
          <table:table-cell table:style-name="ce6" office:value-type="string" calcext:value-type="string">
            <text:p>Energieträger</text:p>
          </table:table-cell>
          <table:table-cell table:style-name="ce6" office:value-type="string" calcext:value-type="string">
            <text:p>Spezifizierung "Mehrere Energieträger" und "Sonstige Energieträger"</text:p>
          </table:table-cell>
          <table:table-cell table:style-name="ce6" office:value-type="string" calcext:value-type="string">
            <text:p>Kraft-Wärme-Kopplung i.S.d. ¤ 2 und 3 KWKG (Ja/Nein)</text:p>
          </table:table-cell>
          <table:table-cell table:style-name="ce6" office:value-type="string" calcext:value-type="string">
            <text:p>Netto-</text:p>
            <text:p>Engpassleistung (elektrisch) in MW</text:p>
          </table:table-cell>
          <table:table-cell table:style-name="ce6" office:value-type="string" calcext:value-type="string">
            <text:p>Netz- oder Umspannebene des Anschlusses in k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.5" calcext:value-type="float">
            <text:p>7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3" calcext:value-type="float">
            <text:p>4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2.3" calcext:value-type="float">
            <text:p>92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2,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.4" calcext:value-type="float">
            <text:p>40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3.6" calcext:value-type="float">
            <text:p>73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3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8" calcext:value-type="float">
            <text:p>3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8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.1" calcext:value-type="float">
            <text:p>18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1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.9" calcext:value-type="float">
            <text:p>11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9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7" calcext:value-type="float">
            <text:p>2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17" calcext:value-type="float">
            <text:p>71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1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4" calcext:value-type="float">
            <text:p>4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1.3" calcext:value-type="float">
            <text:p>341.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1,3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21" calcext:value-type="float">
            <text:p>72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2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.8" calcext:value-type="float">
            <text:p>30.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8" calcext:value-type="float">
            <text:p>85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43.4" calcext:value-type="float">
            <text:p>4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,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1" calcext:value-type="float">
            <text:p>77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1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85.1" calcext:value-type="float">
            <text:p>8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5.8" calcext:value-type="float">
            <text:p>25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5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float" office:value="585" calcext:value-type="float">
            <text:p>5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3.5" calcext:value-type="float">
            <text:p>42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float" office:value="42.2" calcext:value-type="float">
            <text:p>4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,2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11"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1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6" calcext:value-type="float">
            <text:p>2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0" calcext:value-type="float">
            <text:p>43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float" office:value="283" calcext:value-type="float">
            <text:p>28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float" office:value="21.1" calcext:value-type="float">
            <text:p>2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8" calcext:value-type="float">
            <text:p>8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float" office:value="46.5" calcext:value-type="float">
            <text:p>46.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.1" calcext:value-type="float">
            <text:p>60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8" calcext:value-type="float">
            <text:p>12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6" calcext:value-type="float">
            <text:p>1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1" calcext:value-type="float">
            <text:p>13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string" calcext:value-type="string">
            <text:p>110 / 220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8,0</text:p>
          </table:table-cell>
          <table:table-cell office:value-type="string" calcext:value-type="string">
            <text:p>110 / 22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6" calcext:value-type="float">
            <text:p>2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6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76" calcext:value-type="float">
            <text:p>6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float" office:value="21.9" calcext:value-type="float">
            <text:p>21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,8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2" calcext:value-type="float">
            <text:p>62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3" calcext:value-type="float">
            <text:p>29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0" calcext:value-type="float">
            <text:p>5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float" office:value="14.7" calcext:value-type="float">
            <text:p>14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.8" calcext:value-type="float">
            <text:p>16.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.5" calcext:value-type="float">
            <text:p>22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78" calcext:value-type="float">
            <text:p>7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7"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2" calcext:value-type="float">
            <text:p>35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float" office:value="52.7" calcext:value-type="float">
            <text:p>52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7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0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0" calcext:value-type="float">
            <text:p>6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float" office:value="788" calcext:value-type="float">
            <text:p>78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8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3" calcext:value-type="float">
            <text:p>3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5" calcext:value-type="float">
            <text:p>50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.4" calcext:value-type="float">
            <text:p>21.4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4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.6" calcext:value-type="float">
            <text:p>27.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,6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float" office:value="33.5" calcext:value-type="float">
            <text:p>3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3" calcext:value-type="float">
            <text:p>32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1" calcext:value-type="float">
            <text:p>23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float" office:value="201.5" calcext:value-type="float">
            <text:p>20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1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.4" calcext:value-type="float">
            <text:p>22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13" calcext:value-type="float">
            <text:p>4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.3" calcext:value-type="float">
            <text:p>7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3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8" calcext:value-type="float">
            <text:p>7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9" calcext:value-type="float">
            <text:p>28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7" calcext:value-type="float">
            <text:p>48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.5" calcext:value-type="float">
            <text:p>3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2" calcext:value-type="float">
            <text:p>5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2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.8" calcext:value-type="float">
            <text:p>1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8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float" office:value="8.7" calcext:value-type="float">
            <text:p>8.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9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6" calcext:value-type="float">
            <text:p>8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,0</text:p>
          </table:table-cell>
          <table:table-cell office:value-type="float" office:value="380" calcext:value-type="float">
            <text:p>380</text:p>
          </table:table-cell>
        </table:table-row>
        <table:table-row table:style-name="ro10"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6" calcext:value-type="float">
            <text:p>0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6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.6" calcext:value-type="float">
            <text:p>64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91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0,0</text:p>
          </table:table-cell>
          <table:table-cell office:value-type="string" calcext:value-type="string">
            <text:p>Werksnetz</text:p>
          </table:table-cell>
        </table:table-row>
        <table:table-row table:style-name="ro9"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string" calcext:value-type="string">
            <text:p>Werksnetz</text:p>
          </table:table-cell>
        </table:table-row>
        <table:table-row table:style-name="ro6"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4" calcext:value-type="float">
            <text:p>3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5" calcext:value-type="float">
            <text:p>3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8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5.6" calcext:value-type="float">
            <text:p>5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8.7" calcext:value-type="float">
            <text:p>8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22.1" calcext:value-type="float">
            <text:p>22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.4" calcext:value-type="float">
            <text:p>77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2" calcext:value-type="float">
            <text:p>26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2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</table:table-row>
        <table:table-row table:style-name="ro10"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5.5" calcext:value-type="float">
            <text:p>27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2.9" calcext:value-type="float">
            <text:p>38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4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" calcext:value-type="float">
            <text:p>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5" calcext:value-type="float">
            <text:p>78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73.1" calcext:value-type="float">
            <text:p>7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7" calcext:value-type="float">
            <text:p>27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8" calcext:value-type="float">
            <text:p>2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2" calcext:value-type="float">
            <text:p>29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2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7" calcext:value-type="float">
            <text:p>60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1" calcext:value-type="float">
            <text:p>60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1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7" calcext:value-type="float">
            <text:p>29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9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8" calcext:value-type="float">
            <text:p>64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3" calcext:value-type="float">
            <text:p>65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44" calcext:value-type="float">
            <text:p>94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4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4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3" calcext:value-type="float">
            <text:p>38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6" calcext:value-type="float">
            <text:p>36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.3" calcext:value-type="float">
            <text:p>48.3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3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7" calcext:value-type="float">
            <text:p>24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7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5" calcext:value-type="float">
            <text:p>52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6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1" calcext:value-type="float">
            <text:p>29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.2" calcext:value-type="float">
            <text:p>4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.4" calcext:value-type="float">
            <text:p>19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float" office:value="12.3" calcext:value-type="float">
            <text:p>12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11.3" calcext:value-type="float">
            <text:p>11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41.2" calcext:value-type="float">
            <text:p>41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float" office:value="26.9" calcext:value-type="float">
            <text:p>26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9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,0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float" office:value="335" calcext:value-type="float">
            <text:p>3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8.4" calcext:value-type="float">
            <text:p>78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92" calcext:value-type="float">
            <text:p>39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92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5.6" calcext:value-type="float">
            <text:p>655.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5,6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9" calcext:value-type="float">
            <text:p>5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3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string" calcext:value-type="string">
            <text:p>unbekannt</text:p>
          </table:table-cell>
        </table:table-row>
        <table:table-row table:style-name="ro9"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.4" calcext:value-type="float">
            <text:p>9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.1" calcext:value-type="float">
            <text:p>3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8" calcext:value-type="float">
            <text:p>9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.5" calcext:value-type="float">
            <text:p>4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8" calcext:value-type="float">
            <text:p>50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8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.2" calcext:value-type="float">
            <text:p>38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8</text:p>
          </table:table-cell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9" calcext:value-type="float">
            <text:p>6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82" calcext:value-type="float">
            <text:p>1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float" office:value="186.5" calcext:value-type="float">
            <text:p>18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,5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6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22.6" calcext:value-type="float">
            <text:p>22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.3" calcext:value-type="float">
            <text:p>8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1.9" calcext:value-type="float">
            <text:p>241.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1,9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8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.1" calcext:value-type="float">
            <text:p>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.7" calcext:value-type="float">
            <text:p>12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8" calcext:value-type="float">
            <text:p>52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8" calcext:value-type="float">
            <text:p>6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5" calcext:value-type="float">
            <text:p>2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3" calcext:value-type="float">
            <text:p>3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.2" calcext:value-type="float">
            <text:p>75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.8" calcext:value-type="float">
            <text:p>49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6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8" calcext:value-type="float">
            <text:p>31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8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2" calcext:value-type="float">
            <text:p>32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2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5" calcext:value-type="float">
            <text:p>41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46" calcext:value-type="float">
            <text:p>84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0" calcext:value-type="float">
            <text:p>53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45" calcext:value-type="float">
            <text:p>5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10" calcext:value-type="float">
            <text:p>9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1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7" calcext:value-type="float">
            <text:p>75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9.5" calcext:value-type="float">
            <text:p>2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.5" calcext:value-type="float">
            <text:p>4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float" office:value="449" calcext:value-type="float">
            <text:p>4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5,0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  <table:table-cell table:number-columns-repeated="5"/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</table:table-row>
      </table:table>
      <table:table table:name="Pivot Table_Kraftwerksliste Bundesnetzagentur (alle Netz- und Umspannebenen; Netto-Leistung ≥ 20 MW) Stand 13.10.2011_1" table:style-name="ta1">
        <table:shapes>
          <draw:frame draw:z-index="0" draw:style-name="gr1" draw:text-style-name="P1" svg:width="6.2988in" svg:height="3.5429in" svg:x="1.5161in" svg:y="29.6409in">
            <draw:object draw:notify-on-update-of-ranges="'Pivot Table_Kraftwerksliste Bundesnetzagentur (alle Netz- und Umspannebenen; Netto-Leistung ≥ 20 MW) Stand 13.10.2011_1'.C154:'Pivot Table_Kraftwerksliste Bundesnetzagentur (alle Netz- und Umspannebenen; Netto-Leistung ≥ 20 MW) Stand 13.10.2011_1'.D154 'Pivot Table_Kraftwerksliste Bundesnetzagentur (alle Netz- und Umspannebenen; Netto-Leistung ≥ 20 MW) Stand 13.10.2011_1'.B156:'Pivot Table_Kraftwerksliste Bundesnetzagentur (alle Netz- und Umspannebenen; Netto-Leistung ≥ 20 MW) Stand 13.10.2011_1'.B156 'Pivot Table_Kraftwerksliste Bundesnetzagentur (alle Netz- und Umspannebenen; Netto-Leistung ≥ 20 MW) Stand 13.10.2011_1'.C156:'Pivot Table_Kraftwerksliste Bundesnetzagentur (alle Netz- und Umspannebenen; Netto-Leistung ≥ 20 MW) Stand 13.10.2011_1'.D156 'Pivot Table_Kraftwerksliste Bundesnetzagentur (alle Netz- und Umspannebenen; Netto-Leistung ≥ 20 MW) Stand 13.10.2011_1'.B155:'Pivot Table_Kraftwerksliste Bundesnetzagentur (alle Netz- und Umspannebenen; Netto-Leistung ≥ 20 MW) Stand 13.10.2011_1'.B155 'Pivot Table_Kraftwerksliste Bundesnetzagentur (alle Netz- und Umspannebenen; Netto-Leistung ≥ 20 MW) Stand 13.10.2011_1'.C155:'Pivot Table_Kraftwerksliste Bundesnetzagentur (alle Netz- und Umspannebenen; Netto-Leistung ≥ 20 MW) Stand 13.10.2011_1'.D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0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4">
          <table:table-cell table:style-name="ce8" office:value-type="string" calcext:value-type="string">
            <text:p>Unternehmen</text:p>
          </table:table-cell>
          <table:table-cell table:style-name="ce12" office:value-type="string" calcext:value-type="string">
            <text:p>Sum - Netto-Engpassleistung (elektrisch) in MW</text:p>
          </table:table-cell>
          <table:table-cell table:formula="of:=&quot;Unternehmen mit über &quot; &amp; ROUND([.B153]; 3) &amp;  &quot; MV Netto-Engpassleitstung in MV&quot;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formula="of:=&quot;Unternehmen mit unter &quot; &amp; ROUND([.B153]; 3) &amp;  &quot; MV Netto-Engpassleitstung in MV&quot;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/>
        </table:table-row>
        <table:table-row table:style-name="ro6">
          <table:table-cell table:style-name="ce9" office:value-type="string" calcext:value-type="string">
            <text:p> </text:p>
          </table:table-cell>
          <table:table-cell table:style-name="ce13" office:value-type="float" office:value="734.66" calcext:value-type="float">
            <text:p>734.66</text:p>
          </table:table-cell>
          <table:table-cell table:formula="of:=IF([.$B2] &lt; [.$B$153]; 0; [.$B2])" office:value-type="float" office:value="0" calcext:value-type="float">
            <text:p>0</text:p>
          </table:table-cell>
          <table:table-cell table:formula="of:=IF([.$B2] &gt; [.$B$153]; 0; [.$B2])" office:value-type="float" office:value="734.66" calcext:value-type="float">
            <text:p>734.66</text:p>
          </table:table-cell>
          <table:table-cell/>
        </table:table-row>
        <table:table-row table:style-name="ro6">
          <table:table-cell office:value-type="string" calcext:value-type="string">
            <text:p>…lmühle Hamburg AG </text:p>
          </table:table-cell>
          <table:table-cell office:value-type="float" office:value="11" calcext:value-type="float">
            <text:p>11</text:p>
          </table:table-cell>
          <table:table-cell table:formula="of:=IF([.$B3] &lt; [.$B$153]; 0; [.$B3])" office:value-type="float" office:value="0" calcext:value-type="float">
            <text:p>0</text:p>
          </table:table-cell>
          <table:table-cell table:formula="of:=IF([.$B3] &gt; [.$B$153]; 0; [.$B3])" office:value-type="float" office:value="11" calcext:value-type="float">
            <text:p>11</text:p>
          </table:table-cell>
          <table:table-cell/>
        </table:table-row>
        <table:table-row table:style-name="ro6">
          <table:table-cell office:value-type="string" calcext:value-type="string">
            <text:p>†berlandwerk Fulda Aktiengesellschaft</text:p>
          </table:table-cell>
          <table:table-cell office:value-type="float" office:value="20.6" calcext:value-type="float">
            <text:p>20.6</text:p>
          </table:table-cell>
          <table:table-cell table:formula="of:=IF([.$B4] &lt; [.$B$153]; 0; [.$B4])" office:value-type="float" office:value="0" calcext:value-type="float">
            <text:p>0</text:p>
          </table:table-cell>
          <table:table-cell table:formula="of:=IF([.$B4] &gt; [.$B$153]; 0; [.$B4])" office:value-type="float" office:value="20.6" calcext:value-type="float">
            <text:p>20.6</text:p>
          </table:table-cell>
          <table:table-cell/>
        </table:table-row>
        <table:table-row table:style-name="ro6">
          <table:table-cell office:value-type="string" calcext:value-type="string">
            <text:p>A†W GmbH</text:p>
          </table:table-cell>
          <table:table-cell office:value-type="float" office:value="24" calcext:value-type="float">
            <text:p>24</text:p>
          </table:table-cell>
          <table:table-cell table:formula="of:=IF([.$B5] &lt; [.$B$153]; 0; [.$B5])" office:value-type="float" office:value="0" calcext:value-type="float">
            <text:p>0</text:p>
          </table:table-cell>
          <table:table-cell table:formula="of:=IF([.$B5] &gt; [.$B$153]; 0; [.$B5])" office:value-type="float" office:value="24" calcext:value-type="float">
            <text:p>24</text:p>
          </table:table-cell>
          <table:table-cell/>
        </table:table-row>
        <table:table-row table:style-name="ro6">
          <table:table-cell office:value-type="string" calcext:value-type="string">
            <text:p>Alpiq Spreetal GmbH</text:p>
          </table:table-cell>
          <table:table-cell office:value-type="float" office:value="50" calcext:value-type="float">
            <text:p>50</text:p>
          </table:table-cell>
          <table:table-cell table:formula="of:=IF([.$B6] &lt; [.$B$153]; 0; [.$B6])" office:value-type="float" office:value="0" calcext:value-type="float">
            <text:p>0</text:p>
          </table:table-cell>
          <table:table-cell table:formula="of:=IF([.$B6] &gt; [.$B$153]; 0; [.$B6])" office:value-type="float" office:value="50" calcext:value-type="float">
            <text:p>50</text:p>
          </table:table-cell>
          <table:table-cell/>
        </table:table-row>
        <table:table-row table:style-name="ro6">
          <table:table-cell office:value-type="string" calcext:value-type="string">
            <text:p>Alzwerke GmbH</text:p>
          </table:table-cell>
          <table:table-cell office:value-type="float" office:value="45" calcext:value-type="float">
            <text:p>45</text:p>
          </table:table-cell>
          <table:table-cell table:formula="of:=IF([.$B7] &lt; [.$B$153]; 0; [.$B7])" office:value-type="float" office:value="0" calcext:value-type="float">
            <text:p>0</text:p>
          </table:table-cell>
          <table:table-cell table:formula="of:=IF([.$B7] &gt; [.$B$153]; 0; [.$B7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AVEA MHKW Leverkusen GmbH &amp; Co. KG</text:p>
          </table:table-cell>
          <table:table-cell office:value-type="float" office:value="9.5" calcext:value-type="float">
            <text:p>9.5</text:p>
          </table:table-cell>
          <table:table-cell table:formula="of:=IF([.$B8] &lt; [.$B$153]; 0; [.$B8])" office:value-type="float" office:value="0" calcext:value-type="float">
            <text:p>0</text:p>
          </table:table-cell>
          <table:table-cell table:formula="of:=IF([.$B8] &gt; [.$B$153]; 0; [.$B8])" office:value-type="float" office:value="9.5" calcext:value-type="float">
            <text:p>9.5</text:p>
          </table:table-cell>
          <table:table-cell/>
        </table:table-row>
        <table:table-row table:style-name="ro6">
          <table:table-cell office:value-type="string" calcext:value-type="string">
            <text:p>BARD Holding GmbH</text:p>
          </table:table-cell>
          <table:table-cell office:value-type="float" office:value="80" calcext:value-type="float">
            <text:p>80</text:p>
          </table:table-cell>
          <table:table-cell table:formula="of:=IF([.$B9] &lt; [.$B$153]; 0; [.$B9])" office:value-type="float" office:value="0" calcext:value-type="float">
            <text:p>0</text:p>
          </table:table-cell>
          <table:table-cell table:formula="of:=IF([.$B9] &gt; [.$B$153]; 0; [.$B9])" office:value-type="float" office:value="80" calcext:value-type="float">
            <text:p>80</text:p>
          </table:table-cell>
          <table:table-cell/>
        </table:table-row>
        <table:table-row table:style-name="ro6">
          <table:table-cell office:value-type="string" calcext:value-type="string">
            <text:p>BASF Schwarzheide GmbH</text:p>
          </table:table-cell>
          <table:table-cell office:value-type="float" office:value="40" calcext:value-type="float">
            <text:p>40</text:p>
          </table:table-cell>
          <table:table-cell table:formula="of:=IF([.$B10] &lt; [.$B$153]; 0; [.$B10])" office:value-type="float" office:value="0" calcext:value-type="float">
            <text:p>0</text:p>
          </table:table-cell>
          <table:table-cell table:formula="of:=IF([.$B10] &gt; [.$B$153]; 0; [.$B10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ASF SE</text:p>
          </table:table-cell>
          <table:table-cell office:value-type="float" office:value="1004" calcext:value-type="float">
            <text:p>1004</text:p>
          </table:table-cell>
          <table:table-cell table:formula="of:=IF([.$B11] &lt; [.$B$153]; 0; [.$B11])" office:value-type="float" office:value="1004" calcext:value-type="float">
            <text:p>1004</text:p>
          </table:table-cell>
          <table:table-cell table:formula="of:=IF([.$B11] &gt; [.$B$153]; 0; [.$B1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Bayernoil Raffineriegesellschaft mbH</text:p>
          </table:table-cell>
          <table:table-cell office:value-type="float" office:value="24.5" calcext:value-type="float">
            <text:p>24.5</text:p>
          </table:table-cell>
          <table:table-cell table:formula="of:=IF([.$B12] &lt; [.$B$153]; 0; [.$B12])" office:value-type="float" office:value="0" calcext:value-type="float">
            <text:p>0</text:p>
          </table:table-cell>
          <table:table-cell table:formula="of:=IF([.$B12] &gt; [.$B$153]; 0; [.$B12])" office:value-type="float" office:value="24.5" calcext:value-type="float">
            <text:p>24.5</text:p>
          </table:table-cell>
          <table:table-cell/>
        </table:table-row>
        <table:table-row table:style-name="ro6">
          <table:table-cell office:value-type="string" calcext:value-type="string">
            <text:p>BKW FMB Energie AG</text:p>
          </table:table-cell>
          <table:table-cell office:value-type="float" office:value="40" calcext:value-type="float">
            <text:p>40</text:p>
          </table:table-cell>
          <table:table-cell table:formula="of:=IF([.$B13] &lt; [.$B$153]; 0; [.$B13])" office:value-type="float" office:value="0" calcext:value-type="float">
            <text:p>0</text:p>
          </table:table-cell>
          <table:table-cell table:formula="of:=IF([.$B13] &gt; [.$B$153]; 0; [.$B13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raunschweiger Versorgungs-AG &amp; Co. KG</text:p>
          </table:table-cell>
          <table:table-cell office:value-type="float" office:value="134.4" calcext:value-type="float">
            <text:p>134.4</text:p>
          </table:table-cell>
          <table:table-cell table:formula="of:=IF([.$B14] &lt; [.$B$153]; 0; [.$B14])" office:value-type="float" office:value="0" calcext:value-type="float">
            <text:p>0</text:p>
          </table:table-cell>
          <table:table-cell table:formula="of:=IF([.$B14] &gt; [.$B$153]; 0; [.$B14])" office:value-type="float" office:value="134.4" calcext:value-type="float">
            <text:p>134.4</text:p>
          </table:table-cell>
          <table:table-cell/>
        </table:table-row>
        <table:table-row table:style-name="ro6">
          <table:table-cell office:value-type="string" calcext:value-type="string">
            <text:p>Cargill Deutschland GmbH</text:p>
          </table:table-cell>
          <table:table-cell office:value-type="float" office:value="48" calcext:value-type="float">
            <text:p>48</text:p>
          </table:table-cell>
          <table:table-cell table:formula="of:=IF([.$B15] &lt; [.$B$153]; 0; [.$B15])" office:value-type="float" office:value="0" calcext:value-type="float">
            <text:p>0</text:p>
          </table:table-cell>
          <table:table-cell table:formula="of:=IF([.$B15] &gt; [.$B$153]; 0; [.$B15])" office:value-type="float" office:value="48" calcext:value-type="float">
            <text:p>48</text:p>
          </table:table-cell>
          <table:table-cell/>
        </table:table-row>
        <table:table-row table:style-name="ro6">
          <table:table-cell office:value-type="string" calcext:value-type="string">
            <text:p>Currenta Gmbh &amp; Co. KG</text:p>
          </table:table-cell>
          <table:table-cell office:value-type="float" office:value="224" calcext:value-type="float">
            <text:p>224</text:p>
          </table:table-cell>
          <table:table-cell table:formula="of:=IF([.$B16] &lt; [.$B$153]; 0; [.$B16])" office:value-type="float" office:value="0" calcext:value-type="float">
            <text:p>0</text:p>
          </table:table-cell>
          <table:table-cell table:formula="of:=IF([.$B16] &gt; [.$B$153]; 0; [.$B16])" office:value-type="float" office:value="224" calcext:value-type="float">
            <text:p>224</text:p>
          </table:table-cell>
          <table:table-cell/>
        </table:table-row>
        <table:table-row table:style-name="ro6">
          <table:table-cell office:value-type="string" calcext:value-type="string">
            <text:p>Donau Wasserkraft AG</text:p>
          </table:table-cell>
          <table:table-cell office:value-type="float" office:value="231.2" calcext:value-type="float">
            <text:p>231.2</text:p>
          </table:table-cell>
          <table:table-cell table:formula="of:=IF([.$B17] &lt; [.$B$153]; 0; [.$B17])" office:value-type="float" office:value="0" calcext:value-type="float">
            <text:p>0</text:p>
          </table:table-cell>
          <table:table-cell table:formula="of:=IF([.$B17] &gt; [.$B$153]; 0; [.$B17])" office:value-type="float" office:value="231.2" calcext:value-type="float">
            <text:p>231.2</text:p>
          </table:table-cell>
          <table:table-cell/>
        </table:table-row>
        <table:table-row table:style-name="ro6">
          <table:table-cell office:value-type="string" calcext:value-type="string">
            <text:p>Donaukraftwerk Jochenstein AG</text:p>
          </table:table-cell>
          <table:table-cell office:value-type="float" office:value="66" calcext:value-type="float">
            <text:p>66</text:p>
          </table:table-cell>
          <table:table-cell table:formula="of:=IF([.$B18] &lt; [.$B$153]; 0; [.$B18])" office:value-type="float" office:value="0" calcext:value-type="float">
            <text:p>0</text:p>
          </table:table-cell>
          <table:table-cell table:formula="of:=IF([.$B18] &gt; [.$B$153]; 0; [.$B18])" office:value-type="float" office:value="66" calcext:value-type="float">
            <text:p>66</text:p>
          </table:table-cell>
          <table:table-cell/>
        </table:table-row>
        <table:table-row table:style-name="ro6">
          <table:table-cell office:value-type="string" calcext:value-type="string">
            <text:p>Dortmunder Energie- und Wasserversorgung GmbH</text:p>
          </table:table-cell>
          <table:table-cell office:value-type="float" office:value="55.5" calcext:value-type="float">
            <text:p>55.5</text:p>
          </table:table-cell>
          <table:table-cell table:formula="of:=IF([.$B19] &lt; [.$B$153]; 0; [.$B19])" office:value-type="float" office:value="0" calcext:value-type="float">
            <text:p>0</text:p>
          </table:table-cell>
          <table:table-cell table:formula="of:=IF([.$B19] &gt; [.$B$153]; 0; [.$B19])" office:value-type="float" office:value="55.5" calcext:value-type="float">
            <text:p>55.5</text:p>
          </table:table-cell>
          <table:table-cell/>
        </table:table-row>
        <table:table-row table:style-name="ro6">
          <table:table-cell office:value-type="string" calcext:value-type="string">
            <text:p>Dow Deutschland Anlagengesellschaft mbH</text:p>
          </table:table-cell>
          <table:table-cell office:value-type="float" office:value="193" calcext:value-type="float">
            <text:p>193</text:p>
          </table:table-cell>
          <table:table-cell table:formula="of:=IF([.$B20] &lt; [.$B$153]; 0; [.$B20])" office:value-type="float" office:value="0" calcext:value-type="float">
            <text:p>0</text:p>
          </table:table-cell>
          <table:table-cell table:formula="of:=IF([.$B20] &gt; [.$B$153]; 0; [.$B20])" office:value-type="float" office:value="193" calcext:value-type="float">
            <text:p>193</text:p>
          </table:table-cell>
          <table:table-cell/>
        </table:table-row>
        <table:table-row table:style-name="ro6">
          <table:table-cell office:value-type="string" calcext:value-type="string">
            <text:p>DREWAG Stadtwerke Dresden GmbH</text:p>
          </table:table-cell>
          <table:table-cell office:value-type="float" office:value="250" calcext:value-type="float">
            <text:p>250</text:p>
          </table:table-cell>
          <table:table-cell table:formula="of:=IF([.$B21] &lt; [.$B$153]; 0; [.$B21])" office:value-type="float" office:value="0" calcext:value-type="float">
            <text:p>0</text:p>
          </table:table-cell>
          <table:table-cell table:formula="of:=IF([.$B21] &gt; [.$B$153]; 0; [.$B21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E.ON Energy from Waste Großräschen GmbH</text:p>
          </table:table-cell>
          <table:table-cell office:value-type="float" office:value="22" calcext:value-type="float">
            <text:p>22</text:p>
          </table:table-cell>
          <table:table-cell table:formula="of:=IF([.$B22] &lt; [.$B$153]; 0; [.$B22])" office:value-type="float" office:value="0" calcext:value-type="float">
            <text:p>0</text:p>
          </table:table-cell>
          <table:table-cell table:formula="of:=IF([.$B22] &gt; [.$B$153]; 0; [.$B22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.ON Energy from Waste Helmstedt GmbH</text:p>
          </table:table-cell>
          <table:table-cell office:value-type="float" office:value="37.5" calcext:value-type="float">
            <text:p>37.5</text:p>
          </table:table-cell>
          <table:table-cell table:formula="of:=IF([.$B23] &lt; [.$B$153]; 0; [.$B23])" office:value-type="float" office:value="0" calcext:value-type="float">
            <text:p>0</text:p>
          </table:table-cell>
          <table:table-cell table:formula="of:=IF([.$B23] &gt; [.$B$153]; 0; [.$B23])" office:value-type="float" office:value="37.5" calcext:value-type="float">
            <text:p>37.5</text:p>
          </table:table-cell>
          <table:table-cell/>
        </table:table-row>
        <table:table-row table:style-name="ro6">
          <table:table-cell office:value-type="string" calcext:value-type="string">
            <text:p>E.ON Kernkraft GmbH</text:p>
          </table:table-cell>
          <table:table-cell office:value-type="float" office:value="878" calcext:value-type="float">
            <text:p>878</text:p>
          </table:table-cell>
          <table:table-cell table:formula="of:=IF([.$B24] &lt; [.$B$153]; 0; [.$B24])" office:value-type="float" office:value="0" calcext:value-type="float">
            <text:p>0</text:p>
          </table:table-cell>
          <table:table-cell table:formula="of:=IF([.$B24] &gt; [.$B$153]; 0; [.$B24])" office:value-type="float" office:value="878" calcext:value-type="float">
            <text:p>878</text:p>
          </table:table-cell>
          <table:table-cell/>
        </table:table-row>
        <table:table-row table:style-name="ro6">
          <table:table-cell office:value-type="string" calcext:value-type="string">
            <text:p>E.ON Kraftwerke GmbH</text:p>
          </table:table-cell>
          <table:table-cell office:value-type="float" office:value="12485" calcext:value-type="float">
            <text:p>12485</text:p>
          </table:table-cell>
          <table:table-cell table:formula="of:=IF([.$B25] &lt; [.$B$153]; 0; [.$B25])" office:value-type="float" office:value="12485" calcext:value-type="float">
            <text:p>12485</text:p>
          </table:table-cell>
          <table:table-cell table:formula="of:=IF([.$B25] &gt; [.$B$153]; 0; [.$B2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Mitte Wärme GmbH</text:p>
          </table:table-cell>
          <table:table-cell office:value-type="float" office:value="21.9" calcext:value-type="float">
            <text:p>21.9</text:p>
          </table:table-cell>
          <table:table-cell table:formula="of:=IF([.$B26] &lt; [.$B$153]; 0; [.$B26])" office:value-type="float" office:value="0" calcext:value-type="float">
            <text:p>0</text:p>
          </table:table-cell>
          <table:table-cell table:formula="of:=IF([.$B26] &gt; [.$B$153]; 0; [.$B26])" office:value-type="float" office:value="21.9" calcext:value-type="float">
            <text:p>21.9</text:p>
          </table:table-cell>
          <table:table-cell/>
        </table:table-row>
        <table:table-row table:style-name="ro6">
          <table:table-cell office:value-type="string" calcext:value-type="string">
            <text:p>E.ON Thüringer Energie AG</text:p>
          </table:table-cell>
          <table:table-cell office:value-type="float" office:value="201" calcext:value-type="float">
            <text:p>201</text:p>
          </table:table-cell>
          <table:table-cell table:formula="of:=IF([.$B27] &lt; [.$B$153]; 0; [.$B27])" office:value-type="float" office:value="0" calcext:value-type="float">
            <text:p>0</text:p>
          </table:table-cell>
          <table:table-cell table:formula="of:=IF([.$B27] &gt; [.$B$153]; 0; [.$B27])" office:value-type="float" office:value="201" calcext:value-type="float">
            <text:p>201</text:p>
          </table:table-cell>
          <table:table-cell/>
        </table:table-row>
        <table:table-row table:style-name="ro6">
          <table:table-cell office:value-type="string" calcext:value-type="string">
            <text:p>E.ON Wasserkraft GmbH</text:p>
          </table:table-cell>
          <table:table-cell office:value-type="float" office:value="1420.4" calcext:value-type="float">
            <text:p>1420.4</text:p>
          </table:table-cell>
          <table:table-cell table:formula="of:=IF([.$B28] &lt; [.$B$153]; 0; [.$B28])" office:value-type="float" office:value="1420.4" calcext:value-type="float">
            <text:p>1420.4</text:p>
          </table:table-cell>
          <table:table-cell table:formula="of:=IF([.$B28] &gt; [.$B$153]; 0; [.$B2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Westfalen Weser Energie-Service GmbH</text:p>
          </table:table-cell>
          <table:table-cell office:value-type="float" office:value="201.5" calcext:value-type="float">
            <text:p>201.5</text:p>
          </table:table-cell>
          <table:table-cell table:formula="of:=IF([.$B29] &lt; [.$B$153]; 0; [.$B29])" office:value-type="float" office:value="0" calcext:value-type="float">
            <text:p>0</text:p>
          </table:table-cell>
          <table:table-cell table:formula="of:=IF([.$B29] &gt; [.$B$153]; 0; [.$B29])" office:value-type="float" office:value="201.5" calcext:value-type="float">
            <text:p>201.5</text:p>
          </table:table-cell>
          <table:table-cell/>
        </table:table-row>
        <table:table-row table:style-name="ro6">
          <table:table-cell office:value-type="string" calcext:value-type="string">
            <text:p>EEW Hannover GmbH</text:p>
          </table:table-cell>
          <table:table-cell office:value-type="float" office:value="22.5" calcext:value-type="float">
            <text:p>22.5</text:p>
          </table:table-cell>
          <table:table-cell table:formula="of:=IF([.$B30] &lt; [.$B$153]; 0; [.$B30])" office:value-type="float" office:value="0" calcext:value-type="float">
            <text:p>0</text:p>
          </table:table-cell>
          <table:table-cell table:formula="of:=IF([.$B30] &gt; [.$B$153]; 0; [.$B30])" office:value-type="float" office:value="22.5" calcext:value-type="float">
            <text:p>22.5</text:p>
          </table:table-cell>
          <table:table-cell/>
        </table:table-row>
        <table:table-row table:style-name="ro6">
          <table:table-cell office:value-type="string" calcext:value-type="string">
            <text:p>eins - energie in sachsen GmbH &amp; Co. KG</text:p>
          </table:table-cell>
          <table:table-cell office:value-type="float" office:value="190.6" calcext:value-type="float">
            <text:p>190.6</text:p>
          </table:table-cell>
          <table:table-cell table:formula="of:=IF([.$B31] &lt; [.$B$153]; 0; [.$B31])" office:value-type="float" office:value="0" calcext:value-type="float">
            <text:p>0</text:p>
          </table:table-cell>
          <table:table-cell table:formula="of:=IF([.$B31] &gt; [.$B$153]; 0; [.$B31])" office:value-type="float" office:value="190.6" calcext:value-type="float">
            <text:p>190.6</text:p>
          </table:table-cell>
          <table:table-cell/>
        </table:table-row>
        <table:table-row table:style-name="ro6">
          <table:table-cell office:value-type="string" calcext:value-type="string">
            <text:p>EnBW Baltic 1 GmbH &amp; Co. KG</text:p>
          </table:table-cell>
          <table:table-cell office:value-type="float" office:value="48.3" calcext:value-type="float">
            <text:p>48.3</text:p>
          </table:table-cell>
          <table:table-cell table:formula="of:=IF([.$B32] &lt; [.$B$153]; 0; [.$B32])" office:value-type="float" office:value="0" calcext:value-type="float">
            <text:p>0</text:p>
          </table:table-cell>
          <table:table-cell table:formula="of:=IF([.$B32] &gt; [.$B$153]; 0; [.$B32])" office:value-type="float" office:value="48.3" calcext:value-type="float">
            <text:p>48.3</text:p>
          </table:table-cell>
          <table:table-cell/>
        </table:table-row>
        <table:table-row table:style-name="ro6">
          <table:table-cell office:value-type="string" calcext:value-type="string">
            <text:p>EnBW Kraftwerke AG</text:p>
          </table:table-cell>
          <table:table-cell office:value-type="float" office:value="11776.8" calcext:value-type="float">
            <text:p>11776.8</text:p>
          </table:table-cell>
          <table:table-cell table:formula="of:=IF([.$B33] &lt; [.$B$153]; 0; [.$B33])" office:value-type="float" office:value="11776.8" calcext:value-type="float">
            <text:p>11776.8</text:p>
          </table:table-cell>
          <table:table-cell table:formula="of:=IF([.$B33] &gt; [.$B$153]; 0; [.$B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nBW Propower GmbH</text:p>
          </table:table-cell>
          <table:table-cell office:value-type="float" office:value="25" calcext:value-type="float">
            <text:p>25</text:p>
          </table:table-cell>
          <table:table-cell table:formula="of:=IF([.$B34] &lt; [.$B$153]; 0; [.$B34])" office:value-type="float" office:value="0" calcext:value-type="float">
            <text:p>0</text:p>
          </table:table-cell>
          <table:table-cell table:formula="of:=IF([.$B34] &gt; [.$B$153]; 0; [.$B34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EnBW Windpark Buchholz GmbH</text:p>
          </table:table-cell>
          <table:table-cell office:value-type="float" office:value="36" calcext:value-type="float">
            <text:p>36</text:p>
          </table:table-cell>
          <table:table-cell table:formula="of:=IF([.$B35] &lt; [.$B$153]; 0; [.$B35])" office:value-type="float" office:value="0" calcext:value-type="float">
            <text:p>0</text:p>
          </table:table-cell>
          <table:table-cell table:formula="of:=IF([.$B35] &gt; [.$B$153]; 0; [.$B35])" office:value-type="float" office:value="36" calcext:value-type="float">
            <text:p>36</text:p>
          </table:table-cell>
          <table:table-cell/>
        </table:table-row>
        <table:table-row table:style-name="ro6">
          <table:table-cell office:value-type="string" calcext:value-type="string">
            <text:p>Energie und Wasser Potsdam GmbH</text:p>
          </table:table-cell>
          <table:table-cell office:value-type="float" office:value="78.4" calcext:value-type="float">
            <text:p>78.4</text:p>
          </table:table-cell>
          <table:table-cell table:formula="of:=IF([.$B36] &lt; [.$B$153]; 0; [.$B36])" office:value-type="float" office:value="0" calcext:value-type="float">
            <text:p>0</text:p>
          </table:table-cell>
          <table:table-cell table:formula="of:=IF([.$B36] &gt; [.$B$153]; 0; [.$B36])" office:value-type="float" office:value="78.4" calcext:value-type="float">
            <text:p>78.4</text:p>
          </table:table-cell>
          <table:table-cell/>
        </table:table-row>
        <table:table-row table:style-name="ro6">
          <table:table-cell office:value-type="string" calcext:value-type="string">
            <text:p>Energie- und Medienversorgung Schwarza GmbH</text:p>
          </table:table-cell>
          <table:table-cell office:value-type="float" office:value="20.8" calcext:value-type="float">
            <text:p>20.8</text:p>
          </table:table-cell>
          <table:table-cell table:formula="of:=IF([.$B37] &lt; [.$B$153]; 0; [.$B37])" office:value-type="float" office:value="0" calcext:value-type="float">
            <text:p>0</text:p>
          </table:table-cell>
          <table:table-cell table:formula="of:=IF([.$B37] &gt; [.$B$153]; 0; [.$B37])" office:value-type="float" office:value="20.8" calcext:value-type="float">
            <text:p>20.8</text:p>
          </table:table-cell>
          <table:table-cell/>
        </table:table-row>
        <table:table-row table:style-name="ro6">
          <table:table-cell office:value-type="string" calcext:value-type="string">
            <text:p>Energie- und Wasserversorgung Bonnn/Rhein-Sieg GmbH</text:p>
          </table:table-cell>
          <table:table-cell office:value-type="float" office:value="26" calcext:value-type="float">
            <text:p>26</text:p>
          </table:table-cell>
          <table:table-cell table:formula="of:=IF([.$B38] &lt; [.$B$153]; 0; [.$B38])" office:value-type="float" office:value="0" calcext:value-type="float">
            <text:p>0</text:p>
          </table:table-cell>
          <table:table-cell table:formula="of:=IF([.$B38] &gt; [.$B$153]; 0; [.$B38])" office:value-type="float" office:value="26" calcext:value-type="float">
            <text:p>26</text:p>
          </table:table-cell>
          <table:table-cell/>
        </table:table-row>
        <table:table-row table:style-name="ro6">
          <table:table-cell office:value-type="string" calcext:value-type="string">
            <text:p>Energiedienst AG</text:p>
          </table:table-cell>
          <table:table-cell office:value-type="float" office:value="131.3" calcext:value-type="float">
            <text:p>131.3</text:p>
          </table:table-cell>
          <table:table-cell table:formula="of:=IF([.$B39] &lt; [.$B$153]; 0; [.$B39])" office:value-type="float" office:value="0" calcext:value-type="float">
            <text:p>0</text:p>
          </table:table-cell>
          <table:table-cell table:formula="of:=IF([.$B39] &gt; [.$B$153]; 0; [.$B39])" office:value-type="float" office:value="131.3" calcext:value-type="float">
            <text:p>131.3</text:p>
          </table:table-cell>
          <table:table-cell/>
        </table:table-row>
        <table:table-row table:style-name="ro6">
          <table:table-cell office:value-type="string" calcext:value-type="string">
            <text:p>Energiedienst Holding AG</text:p>
          </table:table-cell>
          <table:table-cell office:value-type="float" office:value="52.2" calcext:value-type="float">
            <text:p>52.2</text:p>
          </table:table-cell>
          <table:table-cell table:formula="of:=IF([.$B40] &lt; [.$B$153]; 0; [.$B40])" office:value-type="float" office:value="0" calcext:value-type="float">
            <text:p>0</text:p>
          </table:table-cell>
          <table:table-cell table:formula="of:=IF([.$B40] &gt; [.$B$153]; 0; [.$B40])" office:value-type="float" office:value="52.2" calcext:value-type="float">
            <text:p>52.2</text:p>
          </table:table-cell>
          <table:table-cell/>
        </table:table-row>
        <table:table-row table:style-name="ro6">
          <table:table-cell office:value-type="string" calcext:value-type="string">
            <text:p>Energieversorgung Gera GmbH</text:p>
          </table:table-cell>
          <table:table-cell office:value-type="float" office:value="74" calcext:value-type="float">
            <text:p>74</text:p>
          </table:table-cell>
          <table:table-cell table:formula="of:=IF([.$B41] &lt; [.$B$153]; 0; [.$B41])" office:value-type="float" office:value="0" calcext:value-type="float">
            <text:p>0</text:p>
          </table:table-cell>
          <table:table-cell table:formula="of:=IF([.$B41] &gt; [.$B$153]; 0; [.$B41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Energieversorgung Oberhausen AG</text:p>
          </table:table-cell>
          <table:table-cell office:value-type="float" office:value="47.6" calcext:value-type="float">
            <text:p>47.6</text:p>
          </table:table-cell>
          <table:table-cell table:formula="of:=IF([.$B42] &lt; [.$B$153]; 0; [.$B42])" office:value-type="float" office:value="0" calcext:value-type="float">
            <text:p>0</text:p>
          </table:table-cell>
          <table:table-cell table:formula="of:=IF([.$B42] &gt; [.$B$153]; 0; [.$B42])" office:value-type="float" office:value="47.6" calcext:value-type="float">
            <text:p>47.6</text:p>
          </table:table-cell>
          <table:table-cell/>
        </table:table-row>
        <table:table-row table:style-name="ro6">
          <table:table-cell office:value-type="string" calcext:value-type="string">
            <text:p>Energieversorgung Offenbach AG</text:p>
          </table:table-cell>
          <table:table-cell office:value-type="float" office:value="46" calcext:value-type="float">
            <text:p>46</text:p>
          </table:table-cell>
          <table:table-cell table:formula="of:=IF([.$B43] &lt; [.$B$153]; 0; [.$B43])" office:value-type="float" office:value="0" calcext:value-type="float">
            <text:p>0</text:p>
          </table:table-cell>
          <table:table-cell table:formula="of:=IF([.$B43] &gt; [.$B$153]; 0; [.$B43])" office:value-type="float" office:value="46" calcext:value-type="float">
            <text:p>46</text:p>
          </table:table-cell>
          <table:table-cell/>
        </table:table-row>
        <table:table-row table:style-name="ro6">
          <table:table-cell office:value-type="string" calcext:value-type="string">
            <text:p>Energieversorgung Schwerin GmbH &amp; Co. Erzeugung KG</text:p>
          </table:table-cell>
          <table:table-cell office:value-type="float" office:value="75" calcext:value-type="float">
            <text:p>75</text:p>
          </table:table-cell>
          <table:table-cell table:formula="of:=IF([.$B44] &lt; [.$B$153]; 0; [.$B44])" office:value-type="float" office:value="0" calcext:value-type="float">
            <text:p>0</text:p>
          </table:table-cell>
          <table:table-cell table:formula="of:=IF([.$B44] &gt; [.$B$153]; 0; [.$B44])" office:value-type="float" office:value="75" calcext:value-type="float">
            <text:p>75</text:p>
          </table:table-cell>
          <table:table-cell/>
        </table:table-row>
        <table:table-row table:style-name="ro6">
          <table:table-cell office:value-type="string" calcext:value-type="string">
            <text:p>Enertec Hameln GmbH</text:p>
          </table:table-cell>
          <table:table-cell office:value-type="float" office:value="31.5" calcext:value-type="float">
            <text:p>31.5</text:p>
          </table:table-cell>
          <table:table-cell table:formula="of:=IF([.$B45] &lt; [.$B$153]; 0; [.$B45])" office:value-type="float" office:value="0" calcext:value-type="float">
            <text:p>0</text:p>
          </table:table-cell>
          <table:table-cell table:formula="of:=IF([.$B45] &gt; [.$B$153]; 0; [.$B45])" office:value-type="float" office:value="31.5" calcext:value-type="float">
            <text:p>31.5</text:p>
          </table:table-cell>
          <table:table-cell/>
        </table:table-row>
        <table:table-row table:style-name="ro6">
          <table:table-cell office:value-type="string" calcext:value-type="string">
            <text:p>ENERTRAG Netz GmbH</text:p>
          </table:table-cell>
          <table:table-cell office:value-type="float" office:value="679.7" calcext:value-type="float">
            <text:p>679.7</text:p>
          </table:table-cell>
          <table:table-cell table:formula="of:=IF([.$B46] &lt; [.$B$153]; 0; [.$B46])" office:value-type="float" office:value="0" calcext:value-type="float">
            <text:p>0</text:p>
          </table:table-cell>
          <table:table-cell table:formula="of:=IF([.$B46] &gt; [.$B$153]; 0; [.$B46])" office:value-type="float" office:value="679.7" calcext:value-type="float">
            <text:p>679.7</text:p>
          </table:table-cell>
          <table:table-cell/>
        </table:table-row>
        <table:table-row table:style-name="ro6">
          <table:table-cell office:value-type="string" calcext:value-type="string">
            <text:p>envia THERM GmbH</text:p>
          </table:table-cell>
          <table:table-cell office:value-type="float" office:value="318" calcext:value-type="float">
            <text:p>318</text:p>
          </table:table-cell>
          <table:table-cell table:formula="of:=IF([.$B47] &lt; [.$B$153]; 0; [.$B47])" office:value-type="float" office:value="0" calcext:value-type="float">
            <text:p>0</text:p>
          </table:table-cell>
          <table:table-cell table:formula="of:=IF([.$B47] &gt; [.$B$153]; 0; [.$B47])" office:value-type="float" office:value="318" calcext:value-type="float">
            <text:p>318</text:p>
          </table:table-cell>
          <table:table-cell/>
        </table:table-row>
        <table:table-row table:style-name="ro6">
          <table:table-cell office:value-type="string" calcext:value-type="string">
            <text:p>EON Climate &amp; Renewables Central Europe GmbH</text:p>
          </table:table-cell>
          <table:table-cell office:value-type="float" office:value="22" calcext:value-type="float">
            <text:p>22</text:p>
          </table:table-cell>
          <table:table-cell table:formula="of:=IF([.$B48] &lt; [.$B$153]; 0; [.$B48])" office:value-type="float" office:value="0" calcext:value-type="float">
            <text:p>0</text:p>
          </table:table-cell>
          <table:table-cell table:formula="of:=IF([.$B48] &gt; [.$B$153]; 0; [.$B48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rlanger Stadtwerke AG</text:p>
          </table:table-cell>
          <table:table-cell office:value-type="float" office:value="21.1" calcext:value-type="float">
            <text:p>21.1</text:p>
          </table:table-cell>
          <table:table-cell table:formula="of:=IF([.$B49] &lt; [.$B$153]; 0; [.$B49])" office:value-type="float" office:value="0" calcext:value-type="float">
            <text:p>0</text:p>
          </table:table-cell>
          <table:table-cell table:formula="of:=IF([.$B49] &gt; [.$B$153]; 0; [.$B49])" office:value-type="float" office:value="21.1" calcext:value-type="float">
            <text:p>21.1</text:p>
          </table:table-cell>
          <table:table-cell/>
        </table:table-row>
        <table:table-row table:style-name="ro6">
          <table:table-cell office:value-type="string" calcext:value-type="string">
            <text:p>FairEnergie GmbH</text:p>
          </table:table-cell>
          <table:table-cell office:value-type="float" office:value="9.9" calcext:value-type="float">
            <text:p>9.9</text:p>
          </table:table-cell>
          <table:table-cell table:formula="of:=IF([.$B50] &lt; [.$B$153]; 0; [.$B50])" office:value-type="float" office:value="0" calcext:value-type="float">
            <text:p>0</text:p>
          </table:table-cell>
          <table:table-cell table:formula="of:=IF([.$B50] &gt; [.$B$153]; 0; [.$B50])" office:value-type="float" office:value="9.9" calcext:value-type="float">
            <text:p>9.9</text:p>
          </table:table-cell>
          <table:table-cell/>
        </table:table-row>
        <table:table-row table:style-name="ro6">
          <table:table-cell office:value-type="string" calcext:value-type="string">
            <text:p>Fernwärme Greifswald GmbH</text:p>
          </table:table-cell>
          <table:table-cell office:value-type="float" office:value="20" calcext:value-type="float">
            <text:p>20</text:p>
          </table:table-cell>
          <table:table-cell table:formula="of:=IF([.$B51] &lt; [.$B$153]; 0; [.$B51])" office:value-type="float" office:value="0" calcext:value-type="float">
            <text:p>0</text:p>
          </table:table-cell>
          <table:table-cell table:formula="of:=IF([.$B51] &gt; [.$B$153]; 0; [.$B5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GDF SUEZ Energie Deutschland AG</text:p>
          </table:table-cell>
          <table:table-cell office:value-type="float" office:value="1116" calcext:value-type="float">
            <text:p>1116</text:p>
          </table:table-cell>
          <table:table-cell table:formula="of:=IF([.$B52] &lt; [.$B$153]; 0; [.$B52])" office:value-type="float" office:value="1116" calcext:value-type="float">
            <text:p>1116</text:p>
          </table:table-cell>
          <table:table-cell table:formula="of:=IF([.$B52] &gt; [.$B$153]; 0; [.$B5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Gemeinschaftskraftwerk Veltheim GmbH</text:p>
          </table:table-cell>
          <table:table-cell office:value-type="float" office:value="851" calcext:value-type="float">
            <text:p>851</text:p>
          </table:table-cell>
          <table:table-cell table:formula="of:=IF([.$B53] &lt; [.$B$153]; 0; [.$B53])" office:value-type="float" office:value="0" calcext:value-type="float">
            <text:p>0</text:p>
          </table:table-cell>
          <table:table-cell table:formula="of:=IF([.$B53] &gt; [.$B$153]; 0; [.$B53])" office:value-type="float" office:value="851" calcext:value-type="float">
            <text:p>851</text:p>
          </table:table-cell>
          <table:table-cell/>
        </table:table-row>
        <table:table-row table:style-name="ro6">
          <table:table-cell office:value-type="string" calcext:value-type="string">
            <text:p>GKS-Gemeinschaftskraftwerk Schweinfurt GmbH</text:p>
          </table:table-cell>
          <table:table-cell office:value-type="float" office:value="126" calcext:value-type="float">
            <text:p>126</text:p>
          </table:table-cell>
          <table:table-cell table:formula="of:=IF([.$B54] &lt; [.$B$153]; 0; [.$B54])" office:value-type="float" office:value="0" calcext:value-type="float">
            <text:p>0</text:p>
          </table:table-cell>
          <table:table-cell table:formula="of:=IF([.$B54] &gt; [.$B$153]; 0; [.$B54])" office:value-type="float" office:value="126" calcext:value-type="float">
            <text:p>126</text:p>
          </table:table-cell>
          <table:table-cell/>
        </table:table-row>
        <table:table-row table:style-name="ro6">
          <table:table-cell office:value-type="string" calcext:value-type="string">
            <text:p>Grosskraftwerk Mannheim AG</text:p>
          </table:table-cell>
          <table:table-cell office:value-type="float" office:value="1520" calcext:value-type="float">
            <text:p>1520</text:p>
          </table:table-cell>
          <table:table-cell table:formula="of:=IF([.$B55] &lt; [.$B$153]; 0; [.$B55])" office:value-type="float" office:value="1520" calcext:value-type="float">
            <text:p>1520</text:p>
          </table:table-cell>
          <table:table-cell table:formula="of:=IF([.$B55] &gt; [.$B$153]; 0; [.$B5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HEAG Südhessische Energie AG</text:p>
          </table:table-cell>
          <table:table-cell office:value-type="float" office:value="163" calcext:value-type="float">
            <text:p>163</text:p>
          </table:table-cell>
          <table:table-cell table:formula="of:=IF([.$B56] &lt; [.$B$153]; 0; [.$B56])" office:value-type="float" office:value="0" calcext:value-type="float">
            <text:p>0</text:p>
          </table:table-cell>
          <table:table-cell table:formula="of:=IF([.$B56] &gt; [.$B$153]; 0; [.$B56])" office:value-type="float" office:value="163" calcext:value-type="float">
            <text:p>163</text:p>
          </table:table-cell>
          <table:table-cell/>
        </table:table-row>
        <table:table-row table:style-name="ro6">
          <table:table-cell office:value-type="string" calcext:value-type="string">
            <text:p>Heizkraftwerk Halle Trotha GmbH</text:p>
          </table:table-cell>
          <table:table-cell office:value-type="float" office:value="94" calcext:value-type="float">
            <text:p>94</text:p>
          </table:table-cell>
          <table:table-cell table:formula="of:=IF([.$B57] &lt; [.$B$153]; 0; [.$B57])" office:value-type="float" office:value="0" calcext:value-type="float">
            <text:p>0</text:p>
          </table:table-cell>
          <table:table-cell table:formula="of:=IF([.$B57] &gt; [.$B$153]; 0; [.$B57])" office:value-type="float" office:value="94" calcext:value-type="float">
            <text:p>94</text:p>
          </table:table-cell>
          <table:table-cell/>
        </table:table-row>
        <table:table-row table:style-name="ro6">
          <table:table-cell office:value-type="string" calcext:value-type="string">
            <text:p>Heizkraftwerk Pforzheim GmbH</text:p>
          </table:table-cell>
          <table:table-cell office:value-type="float" office:value="91.7" calcext:value-type="float">
            <text:p>91.7</text:p>
          </table:table-cell>
          <table:table-cell table:formula="of:=IF([.$B58] &lt; [.$B$153]; 0; [.$B58])" office:value-type="float" office:value="0" calcext:value-type="float">
            <text:p>0</text:p>
          </table:table-cell>
          <table:table-cell table:formula="of:=IF([.$B58] &gt; [.$B$153]; 0; [.$B58])" office:value-type="float" office:value="91.7" calcext:value-type="float">
            <text:p>91.7</text:p>
          </table:table-cell>
          <table:table-cell/>
        </table:table-row>
        <table:table-row table:style-name="ro6">
          <table:table-cell office:value-type="string" calcext:value-type="string">
            <text:p>Heizkraftwerk Würzburg GmbH</text:p>
          </table:table-cell>
          <table:table-cell office:value-type="float" office:value="122" calcext:value-type="float">
            <text:p>122</text:p>
          </table:table-cell>
          <table:table-cell table:formula="of:=IF([.$B59] &lt; [.$B$153]; 0; [.$B59])" office:value-type="float" office:value="0" calcext:value-type="float">
            <text:p>0</text:p>
          </table:table-cell>
          <table:table-cell table:formula="of:=IF([.$B59] &gt; [.$B$153]; 0; [.$B59])" office:value-type="float" office:value="122" calcext:value-type="float">
            <text:p>122</text:p>
          </table:table-cell>
          <table:table-cell/>
        </table:table-row>
        <table:table-row table:style-name="ro6">
          <table:table-cell office:value-type="string" calcext:value-type="string">
            <text:p>HKW Heizkraftwerksgesellschaft Cottbus mbH</text:p>
          </table:table-cell>
          <table:table-cell office:value-type="float" office:value="74" calcext:value-type="float">
            <text:p>74</text:p>
          </table:table-cell>
          <table:table-cell table:formula="of:=IF([.$B60] &lt; [.$B$153]; 0; [.$B60])" office:value-type="float" office:value="0" calcext:value-type="float">
            <text:p>0</text:p>
          </table:table-cell>
          <table:table-cell table:formula="of:=IF([.$B60] &gt; [.$B$153]; 0; [.$B60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ILE InfraLeuna Energiegesellschaft mbH</text:p>
          </table:table-cell>
          <table:table-cell office:value-type="float" office:value="135.7" calcext:value-type="float">
            <text:p>135.7</text:p>
          </table:table-cell>
          <table:table-cell table:formula="of:=IF([.$B61] &lt; [.$B$153]; 0; [.$B61])" office:value-type="float" office:value="0" calcext:value-type="float">
            <text:p>0</text:p>
          </table:table-cell>
          <table:table-cell table:formula="of:=IF([.$B61] &gt; [.$B$153]; 0; [.$B61])" office:value-type="float" office:value="135.7" calcext:value-type="float">
            <text:p>135.7</text:p>
          </table:table-cell>
          <table:table-cell/>
        </table:table-row>
        <table:table-row table:style-name="ro6">
          <table:table-cell office:value-type="string" calcext:value-type="string">
            <text:p>Infracor GmbH</text:p>
          </table:table-cell>
          <table:table-cell office:value-type="float" office:value="322" calcext:value-type="float">
            <text:p>322</text:p>
          </table:table-cell>
          <table:table-cell table:formula="of:=IF([.$B62] &lt; [.$B$153]; 0; [.$B62])" office:value-type="float" office:value="0" calcext:value-type="float">
            <text:p>0</text:p>
          </table:table-cell>
          <table:table-cell table:formula="of:=IF([.$B62] &gt; [.$B$153]; 0; [.$B62])" office:value-type="float" office:value="322" calcext:value-type="float">
            <text:p>322</text:p>
          </table:table-cell>
          <table:table-cell/>
        </table:table-row>
        <table:table-row table:style-name="ro6">
          <table:table-cell office:value-type="string" calcext:value-type="string">
            <text:p>InfraServ GmbH &amp; Co. Gendorf KG</text:p>
          </table:table-cell>
          <table:table-cell office:value-type="float" office:value="38" calcext:value-type="float">
            <text:p>38</text:p>
          </table:table-cell>
          <table:table-cell table:formula="of:=IF([.$B63] &lt; [.$B$153]; 0; [.$B63])" office:value-type="float" office:value="0" calcext:value-type="float">
            <text:p>0</text:p>
          </table:table-cell>
          <table:table-cell table:formula="of:=IF([.$B63] &gt; [.$B$153]; 0; [.$B63])" office:value-type="float" office:value="38" calcext:value-type="float">
            <text:p>38</text:p>
          </table:table-cell>
          <table:table-cell/>
        </table:table-row>
        <table:table-row table:style-name="ro6">
          <table:table-cell office:value-type="string" calcext:value-type="string">
            <text:p>InfraServ GmbH &amp; Co. Wiesbaden KG</text:p>
          </table:table-cell>
          <table:table-cell office:value-type="float" office:value="30" calcext:value-type="float">
            <text:p>30</text:p>
          </table:table-cell>
          <table:table-cell table:formula="of:=IF([.$B64] &lt; [.$B$153]; 0; [.$B64])" office:value-type="float" office:value="0" calcext:value-type="float">
            <text:p>0</text:p>
          </table:table-cell>
          <table:table-cell table:formula="of:=IF([.$B64] &gt; [.$B$153]; 0; [.$B64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Infraserv GmbH &amp; Co.Höchst KG</text:p>
          </table:table-cell>
          <table:table-cell office:value-type="float" office:value="250" calcext:value-type="float">
            <text:p>250</text:p>
          </table:table-cell>
          <table:table-cell table:formula="of:=IF([.$B65] &lt; [.$B$153]; 0; [.$B65])" office:value-type="float" office:value="0" calcext:value-type="float">
            <text:p>0</text:p>
          </table:table-cell>
          <table:table-cell table:formula="of:=IF([.$B65] &gt; [.$B$153]; 0; [.$B65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juwi Holding AG</text:p>
          </table:table-cell>
          <table:table-cell office:value-type="float" office:value="219.6" calcext:value-type="float">
            <text:p>219.6</text:p>
          </table:table-cell>
          <table:table-cell table:formula="of:=IF([.$B66] &lt; [.$B$153]; 0; [.$B66])" office:value-type="float" office:value="0" calcext:value-type="float">
            <text:p>0</text:p>
          </table:table-cell>
          <table:table-cell table:formula="of:=IF([.$B66] &gt; [.$B$153]; 0; [.$B66])" office:value-type="float" office:value="219.6" calcext:value-type="float">
            <text:p>219.6</text:p>
          </table:table-cell>
          <table:table-cell/>
        </table:table-row>
        <table:table-row table:style-name="ro6">
          <table:table-cell office:value-type="string" calcext:value-type="string">
            <text:p>K+S Aktiengesellschaft</text:p>
          </table:table-cell>
          <table:table-cell office:value-type="float" office:value="111" calcext:value-type="float">
            <text:p>111</text:p>
          </table:table-cell>
          <table:table-cell table:formula="of:=IF([.$B67] &lt; [.$B$153]; 0; [.$B67])" office:value-type="float" office:value="0" calcext:value-type="float">
            <text:p>0</text:p>
          </table:table-cell>
          <table:table-cell table:formula="of:=IF([.$B67] &gt; [.$B$153]; 0; [.$B67])" office:value-type="float" office:value="111" calcext:value-type="float">
            <text:p>111</text:p>
          </table:table-cell>
          <table:table-cell/>
        </table:table-row>
        <table:table-row table:style-name="ro6">
          <table:table-cell office:value-type="string" calcext:value-type="string">
            <text:p>Kasseler Fernwärme GmbH</text:p>
          </table:table-cell>
          <table:table-cell office:value-type="float" office:value="91" calcext:value-type="float">
            <text:p>91</text:p>
          </table:table-cell>
          <table:table-cell table:formula="of:=IF([.$B68] &lt; [.$B$153]; 0; [.$B68])" office:value-type="float" office:value="0" calcext:value-type="float">
            <text:p>0</text:p>
          </table:table-cell>
          <table:table-cell table:formula="of:=IF([.$B68] &gt; [.$B$153]; 0; [.$B68])" office:value-type="float" office:value="91" calcext:value-type="float">
            <text:p>91</text:p>
          </table:table-cell>
          <table:table-cell/>
        </table:table-row>
        <table:table-row table:style-name="ro6">
          <table:table-cell office:value-type="string" calcext:value-type="string">
            <text:p>KGW - Kraftwerk Grenzach-Wyhlen GmbH</text:p>
          </table:table-cell>
          <table:table-cell office:value-type="float" office:value="34" calcext:value-type="float">
            <text:p>34</text:p>
          </table:table-cell>
          <table:table-cell table:formula="of:=IF([.$B69] &lt; [.$B$153]; 0; [.$B69])" office:value-type="float" office:value="0" calcext:value-type="float">
            <text:p>0</text:p>
          </table:table-cell>
          <table:table-cell table:formula="of:=IF([.$B69] &gt; [.$B$153]; 0; [.$B69])" office:value-type="float" office:value="34" calcext:value-type="float">
            <text:p>34</text:p>
          </table:table-cell>
          <table:table-cell/>
        </table:table-row>
        <table:table-row table:style-name="ro6"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float" office:value="35" calcext:value-type="float">
            <text:p>35</text:p>
          </table:table-cell>
          <table:table-cell table:formula="of:=IF([.$B70] &lt; [.$B$153]; 0; [.$B70])" office:value-type="float" office:value="0" calcext:value-type="float">
            <text:p>0</text:p>
          </table:table-cell>
          <table:table-cell table:formula="of:=IF([.$B70] &gt; [.$B$153]; 0; [.$B70])" office:value-type="float" office:value="35" calcext:value-type="float">
            <text:p>35</text:p>
          </table:table-cell>
          <table:table-cell/>
        </table:table-row>
        <table:table-row table:style-name="ro6">
          <table:table-cell office:value-type="string" calcext:value-type="string">
            <text:p>Kraftwerk Dessau GmbH</text:p>
          </table:table-cell>
          <table:table-cell office:value-type="float" office:value="51" calcext:value-type="float">
            <text:p>51</text:p>
          </table:table-cell>
          <table:table-cell table:formula="of:=IF([.$B71] &lt; [.$B$153]; 0; [.$B71])" office:value-type="float" office:value="0" calcext:value-type="float">
            <text:p>0</text:p>
          </table:table-cell>
          <table:table-cell table:formula="of:=IF([.$B71] &gt; [.$B$153]; 0; [.$B71])" office:value-type="float" office:value="51" calcext:value-type="float">
            <text:p>51</text:p>
          </table:table-cell>
          <table:table-cell/>
        </table:table-row>
        <table:table-row table:style-name="ro6">
          <table:table-cell office:value-type="string" calcext:value-type="string">
            <text:p>Kraftwerk Obernburg GmbH</text:p>
          </table:table-cell>
          <table:table-cell office:value-type="float" office:value="64" calcext:value-type="float">
            <text:p>64</text:p>
          </table:table-cell>
          <table:table-cell table:formula="of:=IF([.$B72] &lt; [.$B$153]; 0; [.$B72])" office:value-type="float" office:value="0" calcext:value-type="float">
            <text:p>0</text:p>
          </table:table-cell>
          <table:table-cell table:formula="of:=IF([.$B72] &gt; [.$B$153]; 0; [.$B72])" office:value-type="float" office:value="64" calcext:value-type="float">
            <text:p>64</text:p>
          </table:table-cell>
          <table:table-cell/>
        </table:table-row>
        <table:table-row table:style-name="ro6">
          <table:table-cell office:value-type="string" calcext:value-type="string">
            <text:p>Kraftwerk Plattling GmbH</text:p>
          </table:table-cell>
          <table:table-cell office:value-type="float" office:value="56" calcext:value-type="float">
            <text:p>56</text:p>
          </table:table-cell>
          <table:table-cell table:formula="of:=IF([.$B73] &lt; [.$B$153]; 0; [.$B73])" office:value-type="float" office:value="0" calcext:value-type="float">
            <text:p>0</text:p>
          </table:table-cell>
          <table:table-cell table:formula="of:=IF([.$B73] &gt; [.$B$153]; 0; [.$B73])" office:value-type="float" office:value="56" calcext:value-type="float">
            <text:p>56</text:p>
          </table:table-cell>
          <table:table-cell/>
        </table:table-row>
        <table:table-row table:style-name="ro6">
          <table:table-cell office:value-type="string" calcext:value-type="string">
            <text:p>Kraftwerke Mainz-Wiesbaden AG</text:p>
          </table:table-cell>
          <table:table-cell office:value-type="float" office:value="733" calcext:value-type="float">
            <text:p>733</text:p>
          </table:table-cell>
          <table:table-cell table:formula="of:=IF([.$B74] &lt; [.$B$153]; 0; [.$B74])" office:value-type="float" office:value="0" calcext:value-type="float">
            <text:p>0</text:p>
          </table:table-cell>
          <table:table-cell table:formula="of:=IF([.$B74] &gt; [.$B$153]; 0; [.$B74])" office:value-type="float" office:value="733" calcext:value-type="float">
            <text:p>733</text:p>
          </table:table-cell>
          <table:table-cell/>
        </table:table-row>
        <table:table-row table:style-name="ro6">
          <table:table-cell office:value-type="string" calcext:value-type="string">
            <text:p>KWG Kraftwerksgesellschaft mbH</text:p>
          </table:table-cell>
          <table:table-cell office:value-type="float" office:value="96" calcext:value-type="float">
            <text:p>96</text:p>
          </table:table-cell>
          <table:table-cell table:formula="of:=IF([.$B75] &lt; [.$B$153]; 0; [.$B75])" office:value-type="float" office:value="0" calcext:value-type="float">
            <text:p>0</text:p>
          </table:table-cell>
          <table:table-cell table:formula="of:=IF([.$B75] &gt; [.$B$153]; 0; [.$B75])" office:value-type="float" office:value="96" calcext:value-type="float">
            <text:p>96</text:p>
          </table:table-cell>
          <table:table-cell/>
        </table:table-row>
        <table:table-row table:style-name="ro6">
          <table:table-cell office:value-type="string" calcext:value-type="string">
            <text:p>Mainova AG</text:p>
          </table:table-cell>
          <table:table-cell office:value-type="float" office:value="463.5" calcext:value-type="float">
            <text:p>463.5</text:p>
          </table:table-cell>
          <table:table-cell table:formula="of:=IF([.$B76] &lt; [.$B$153]; 0; [.$B76])" office:value-type="float" office:value="0" calcext:value-type="float">
            <text:p>0</text:p>
          </table:table-cell>
          <table:table-cell table:formula="of:=IF([.$B76] &gt; [.$B$153]; 0; [.$B76])" office:value-type="float" office:value="463.5" calcext:value-type="float">
            <text:p>463.5</text:p>
          </table:table-cell>
          <table:table-cell/>
        </table:table-row>
        <table:table-row table:style-name="ro6">
          <table:table-cell office:value-type="string" calcext:value-type="string">
            <text:p>Mark-E Aktiengesellschaft</text:p>
          </table:table-cell>
          <table:table-cell office:value-type="float" office:value="1509" calcext:value-type="float">
            <text:p>1509</text:p>
          </table:table-cell>
          <table:table-cell table:formula="of:=IF([.$B77] &lt; [.$B$153]; 0; [.$B77])" office:value-type="float" office:value="1509" calcext:value-type="float">
            <text:p>1509</text:p>
          </table:table-cell>
          <table:table-cell table:formula="of:=IF([.$B77] &gt; [.$B$153]; 0; [.$B7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MIBRAG Mitteldeutsche Braunkohlengesellschaft mbH</text:p>
          </table:table-cell>
          <table:table-cell office:value-type="float" office:value="158" calcext:value-type="float">
            <text:p>158</text:p>
          </table:table-cell>
          <table:table-cell table:formula="of:=IF([.$B78] &lt; [.$B$153]; 0; [.$B78])" office:value-type="float" office:value="0" calcext:value-type="float">
            <text:p>0</text:p>
          </table:table-cell>
          <table:table-cell table:formula="of:=IF([.$B78] &gt; [.$B$153]; 0; [.$B78])" office:value-type="float" office:value="158" calcext:value-type="float">
            <text:p>158</text:p>
          </table:table-cell>
          <table:table-cell/>
        </table:table-row>
        <table:table-row table:style-name="ro6">
          <table:table-cell office:value-type="string" calcext:value-type="string">
            <text:p>Mineralölraffinerie Oberrhein GmbH &amp; Co. KG</text:p>
          </table:table-cell>
          <table:table-cell office:value-type="float" office:value="70" calcext:value-type="float">
            <text:p>70</text:p>
          </table:table-cell>
          <table:table-cell table:formula="of:=IF([.$B79] &lt; [.$B$153]; 0; [.$B79])" office:value-type="float" office:value="0" calcext:value-type="float">
            <text:p>0</text:p>
          </table:table-cell>
          <table:table-cell table:formula="of:=IF([.$B79] &gt; [.$B$153]; 0; [.$B79])" office:value-type="float" office:value="70" calcext:value-type="float">
            <text:p>70</text:p>
          </table:table-cell>
          <table:table-cell/>
        </table:table-row>
        <table:table-row table:style-name="ro6">
          <table:table-cell office:value-type="string" calcext:value-type="string">
            <text:p>Mohn Media Energy GmbH</text:p>
          </table:table-cell>
          <table:table-cell office:value-type="float" office:value="22.2" calcext:value-type="float">
            <text:p>22.2</text:p>
          </table:table-cell>
          <table:table-cell table:formula="of:=IF([.$B80] &lt; [.$B$153]; 0; [.$B80])" office:value-type="float" office:value="0" calcext:value-type="float">
            <text:p>0</text:p>
          </table:table-cell>
          <table:table-cell table:formula="of:=IF([.$B80] &gt; [.$B$153]; 0; [.$B80])" office:value-type="float" office:value="22.2" calcext:value-type="float">
            <text:p>22.2</text:p>
          </table:table-cell>
          <table:table-cell/>
        </table:table-row>
        <table:table-row table:style-name="ro6">
          <table:table-cell office:value-type="string" calcext:value-type="string">
            <text:p>Müllheizkraftwerk Rothensee GmbH</text:p>
          </table:table-cell>
          <table:table-cell office:value-type="float" office:value="58.4" calcext:value-type="float">
            <text:p>58.4</text:p>
          </table:table-cell>
          <table:table-cell table:formula="of:=IF([.$B81] &lt; [.$B$153]; 0; [.$B81])" office:value-type="float" office:value="0" calcext:value-type="float">
            <text:p>0</text:p>
          </table:table-cell>
          <table:table-cell table:formula="of:=IF([.$B81] &gt; [.$B$153]; 0; [.$B81])" office:value-type="float" office:value="58.4" calcext:value-type="float">
            <text:p>58.4</text:p>
          </table:table-cell>
          <table:table-cell/>
        </table:table-row>
        <table:table-row table:style-name="ro6">
          <table:table-cell office:value-type="string" calcext:value-type="string">
            <text:p>MVA Bielefeld-Herford GmbH</text:p>
          </table:table-cell>
          <table:table-cell office:value-type="float" office:value="31" calcext:value-type="float">
            <text:p>31</text:p>
          </table:table-cell>
          <table:table-cell table:formula="of:=IF([.$B82] &lt; [.$B$153]; 0; [.$B82])" office:value-type="float" office:value="0" calcext:value-type="float">
            <text:p>0</text:p>
          </table:table-cell>
          <table:table-cell table:formula="of:=IF([.$B82] &gt; [.$B$153]; 0; [.$B82])" office:value-type="float" office:value="31" calcext:value-type="float">
            <text:p>31</text:p>
          </table:table-cell>
          <table:table-cell/>
        </table:table-row>
        <table:table-row table:style-name="ro6">
          <table:table-cell office:value-type="string" calcext:value-type="string">
            <text:p>MVV Energie AG</text:p>
          </table:table-cell>
          <table:table-cell office:value-type="float" office:value="71.8" calcext:value-type="float">
            <text:p>71.8</text:p>
          </table:table-cell>
          <table:table-cell table:formula="of:=IF([.$B83] &lt; [.$B$153]; 0; [.$B83])" office:value-type="float" office:value="0" calcext:value-type="float">
            <text:p>0</text:p>
          </table:table-cell>
          <table:table-cell table:formula="of:=IF([.$B83] &gt; [.$B$153]; 0; [.$B83])" office:value-type="float" office:value="71.8" calcext:value-type="float">
            <text:p>71.8</text:p>
          </table:table-cell>
          <table:table-cell/>
        </table:table-row>
        <table:table-row table:style-name="ro6">
          <table:table-cell office:value-type="string" calcext:value-type="string">
            <text:p>N-ERGIE Aktiengesellschaft</text:p>
          </table:table-cell>
          <table:table-cell office:value-type="float" office:value="175" calcext:value-type="float">
            <text:p>175</text:p>
          </table:table-cell>
          <table:table-cell table:formula="of:=IF([.$B84] &lt; [.$B$153]; 0; [.$B84])" office:value-type="float" office:value="0" calcext:value-type="float">
            <text:p>0</text:p>
          </table:table-cell>
          <table:table-cell table:formula="of:=IF([.$B84] &gt; [.$B$153]; 0; [.$B84])" office:value-type="float" office:value="175" calcext:value-type="float">
            <text:p>175</text:p>
          </table:table-cell>
          <table:table-cell/>
        </table:table-row>
        <table:table-row table:style-name="ro6">
          <table:table-cell office:value-type="string" calcext:value-type="string">
            <text:p>Neubrandenburger Stadtwerke GmbH</text:p>
          </table:table-cell>
          <table:table-cell office:value-type="float" office:value="72" calcext:value-type="float">
            <text:p>72</text:p>
          </table:table-cell>
          <table:table-cell table:formula="of:=IF([.$B85] &lt; [.$B$153]; 0; [.$B85])" office:value-type="float" office:value="0" calcext:value-type="float">
            <text:p>0</text:p>
          </table:table-cell>
          <table:table-cell table:formula="of:=IF([.$B85] &gt; [.$B$153]; 0; [.$B85])" office:value-type="float" office:value="72" calcext:value-type="float">
            <text:p>72</text:p>
          </table:table-cell>
          <table:table-cell/>
        </table:table-row>
        <table:table-row table:style-name="ro6">
          <table:table-cell office:value-type="string" calcext:value-type="string">
            <text:p>Palm Power GmbH &amp; Co. KG</text:p>
          </table:table-cell>
          <table:table-cell office:value-type="float" office:value="102" calcext:value-type="float">
            <text:p>102</text:p>
          </table:table-cell>
          <table:table-cell table:formula="of:=IF([.$B86] &lt; [.$B$153]; 0; [.$B86])" office:value-type="float" office:value="0" calcext:value-type="float">
            <text:p>0</text:p>
          </table:table-cell>
          <table:table-cell table:formula="of:=IF([.$B86] &gt; [.$B$153]; 0; [.$B86])" office:value-type="float" office:value="102" calcext:value-type="float">
            <text:p>102</text:p>
          </table:table-cell>
          <table:table-cell/>
        </table:table-row>
        <table:table-row table:style-name="ro6">
          <table:table-cell office:value-type="string" calcext:value-type="string">
            <text:p>Papierfabrik Albbruck GmbH</text:p>
          </table:table-cell>
          <table:table-cell office:value-type="float" office:value="28" calcext:value-type="float">
            <text:p>28</text:p>
          </table:table-cell>
          <table:table-cell table:formula="of:=IF([.$B87] &lt; [.$B$153]; 0; [.$B87])" office:value-type="float" office:value="0" calcext:value-type="float">
            <text:p>0</text:p>
          </table:table-cell>
          <table:table-cell table:formula="of:=IF([.$B87] &gt; [.$B$153]; 0; [.$B87])" office:value-type="float" office:value="28" calcext:value-type="float">
            <text:p>28</text:p>
          </table:table-cell>
          <table:table-cell/>
        </table:table-row>
        <table:table-row table:style-name="ro6">
          <table:table-cell office:value-type="string" calcext:value-type="string">
            <text:p>PCK Raffinerie GmbH</text:p>
          </table:table-cell>
          <table:table-cell office:value-type="float" office:value="186.5" calcext:value-type="float">
            <text:p>186.5</text:p>
          </table:table-cell>
          <table:table-cell table:formula="of:=IF([.$B88] &lt; [.$B$153]; 0; [.$B88])" office:value-type="float" office:value="0" calcext:value-type="float">
            <text:p>0</text:p>
          </table:table-cell>
          <table:table-cell table:formula="of:=IF([.$B88] &gt; [.$B$153]; 0; [.$B88])" office:value-type="float" office:value="186.5" calcext:value-type="float">
            <text:p>186.5</text:p>
          </table:table-cell>
          <table:table-cell/>
        </table:table-row>
        <table:table-row table:style-name="ro6">
          <table:table-cell office:value-type="string" calcext:value-type="string">
            <text:p>Peissenberger Kraftwerksgesellschaft mbH</text:p>
          </table:table-cell>
          <table:table-cell office:value-type="float" office:value="92.8" calcext:value-type="float">
            <text:p>92.8</text:p>
          </table:table-cell>
          <table:table-cell table:formula="of:=IF([.$B89] &lt; [.$B$153]; 0; [.$B89])" office:value-type="float" office:value="0" calcext:value-type="float">
            <text:p>0</text:p>
          </table:table-cell>
          <table:table-cell table:formula="of:=IF([.$B89] &gt; [.$B$153]; 0; [.$B89])" office:value-type="float" office:value="92.8" calcext:value-type="float">
            <text:p>92.8</text:p>
          </table:table-cell>
          <table:table-cell/>
        </table:table-row>
        <table:table-row table:style-name="ro6">
          <table:table-cell office:value-type="string" calcext:value-type="string">
            <text:p>PNE WIND AG</text:p>
          </table:table-cell>
          <table:table-cell office:value-type="float" office:value="25.8" calcext:value-type="float">
            <text:p>25.8</text:p>
          </table:table-cell>
          <table:table-cell table:formula="of:=IF([.$B90] &lt; [.$B$153]; 0; [.$B90])" office:value-type="float" office:value="0" calcext:value-type="float">
            <text:p>0</text:p>
          </table:table-cell>
          <table:table-cell table:formula="of:=IF([.$B90] &gt; [.$B$153]; 0; [.$B90])" office:value-type="float" office:value="25.8" calcext:value-type="float">
            <text:p>25.8</text:p>
          </table:table-cell>
          <table:table-cell/>
        </table:table-row>
        <table:table-row table:style-name="ro6">
          <table:table-cell office:value-type="string" calcext:value-type="string">
            <text:p>Rhein-Main-Donau AG</text:p>
          </table:table-cell>
          <table:table-cell office:value-type="float" office:value="100.2" calcext:value-type="float">
            <text:p>100.2</text:p>
          </table:table-cell>
          <table:table-cell table:formula="of:=IF([.$B91] &lt; [.$B$153]; 0; [.$B91])" office:value-type="float" office:value="0" calcext:value-type="float">
            <text:p>0</text:p>
          </table:table-cell>
          <table:table-cell table:formula="of:=IF([.$B91] &gt; [.$B$153]; 0; [.$B91])" office:value-type="float" office:value="100.2" calcext:value-type="float">
            <text:p>100.2</text:p>
          </table:table-cell>
          <table:table-cell/>
        </table:table-row>
        <table:table-row table:style-name="ro6">
          <table:table-cell office:value-type="string" calcext:value-type="string">
            <text:p>RheinEnergie AG</text:p>
          </table:table-cell>
          <table:table-cell office:value-type="float" office:value="658.3" calcext:value-type="float">
            <text:p>658.3</text:p>
          </table:table-cell>
          <table:table-cell table:formula="of:=IF([.$B92] &lt; [.$B$153]; 0; [.$B92])" office:value-type="float" office:value="0" calcext:value-type="float">
            <text:p>0</text:p>
          </table:table-cell>
          <table:table-cell table:formula="of:=IF([.$B92] &gt; [.$B$153]; 0; [.$B92])" office:value-type="float" office:value="658.3" calcext:value-type="float">
            <text:p>658.3</text:p>
          </table:table-cell>
          <table:table-cell/>
        </table:table-row>
        <table:table-row table:style-name="ro6">
          <table:table-cell office:value-type="string" calcext:value-type="string">
            <text:p>Rheinkraftwerk Albbruck-Dogern AG</text:p>
          </table:table-cell>
          <table:table-cell office:value-type="float" office:value="103.5" calcext:value-type="float">
            <text:p>103.5</text:p>
          </table:table-cell>
          <table:table-cell table:formula="of:=IF([.$B93] &lt; [.$B$153]; 0; [.$B93])" office:value-type="float" office:value="0" calcext:value-type="float">
            <text:p>0</text:p>
          </table:table-cell>
          <table:table-cell table:formula="of:=IF([.$B93] &gt; [.$B$153]; 0; [.$B93])" office:value-type="float" office:value="103.5" calcext:value-type="float">
            <text:p>103.5</text:p>
          </table:table-cell>
          <table:table-cell/>
        </table:table-row>
        <table:table-row table:style-name="ro6">
          <table:table-cell office:value-type="string" calcext:value-type="string">
            <text:p>Rhodia Acetow GmbH</text:p>
          </table:table-cell>
          <table:table-cell office:value-type="float" office:value="60.1" calcext:value-type="float">
            <text:p>60.1</text:p>
          </table:table-cell>
          <table:table-cell table:formula="of:=IF([.$B94] &lt; [.$B$153]; 0; [.$B94])" office:value-type="float" office:value="0" calcext:value-type="float">
            <text:p>0</text:p>
          </table:table-cell>
          <table:table-cell table:formula="of:=IF([.$B94] &gt; [.$B$153]; 0; [.$B94])" office:value-type="float" office:value="60.1" calcext:value-type="float">
            <text:p>60.1</text:p>
          </table:table-cell>
          <table:table-cell/>
        </table:table-row>
        <table:table-row table:style-name="ro6">
          <table:table-cell office:value-type="string" calcext:value-type="string">
            <text:p>RWE Innogy Cogen GmbH</text:p>
          </table:table-cell>
          <table:table-cell office:value-type="float" office:value="40" calcext:value-type="float">
            <text:p>40</text:p>
          </table:table-cell>
          <table:table-cell table:formula="of:=IF([.$B95] &lt; [.$B$153]; 0; [.$B95])" office:value-type="float" office:value="0" calcext:value-type="float">
            <text:p>0</text:p>
          </table:table-cell>
          <table:table-cell table:formula="of:=IF([.$B95] &gt; [.$B$153]; 0; [.$B95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RWE Innogy GmbH</text:p>
          </table:table-cell>
          <table:table-cell office:value-type="float" office:value="88" calcext:value-type="float">
            <text:p>88</text:p>
          </table:table-cell>
          <table:table-cell table:formula="of:=IF([.$B96] &lt; [.$B$153]; 0; [.$B96])" office:value-type="float" office:value="0" calcext:value-type="float">
            <text:p>0</text:p>
          </table:table-cell>
          <table:table-cell table:formula="of:=IF([.$B96] &gt; [.$B$153]; 0; [.$B96])" office:value-type="float" office:value="88" calcext:value-type="float">
            <text:p>88</text:p>
          </table:table-cell>
          <table:table-cell/>
        </table:table-row>
        <table:table-row table:style-name="ro6">
          <table:table-cell office:value-type="string" calcext:value-type="string">
            <text:p>RWE Innogy Windpower Hannover GmbH</text:p>
          </table:table-cell>
          <table:table-cell office:value-type="float" office:value="227.8" calcext:value-type="float">
            <text:p>227.8</text:p>
          </table:table-cell>
          <table:table-cell table:formula="of:=IF([.$B97] &lt; [.$B$153]; 0; [.$B97])" office:value-type="float" office:value="0" calcext:value-type="float">
            <text:p>0</text:p>
          </table:table-cell>
          <table:table-cell table:formula="of:=IF([.$B97] &gt; [.$B$153]; 0; [.$B97])" office:value-type="float" office:value="227.8" calcext:value-type="float">
            <text:p>227.8</text:p>
          </table:table-cell>
          <table:table-cell/>
        </table:table-row>
        <table:table-row table:style-name="ro6">
          <table:table-cell office:value-type="string" calcext:value-type="string">
            <text:p>RWE Power AG</text:p>
          </table:table-cell>
          <table:table-cell office:value-type="float" office:value="17308" calcext:value-type="float">
            <text:p>17308</text:p>
          </table:table-cell>
          <table:table-cell table:formula="of:=IF([.$B98] &lt; [.$B$153]; 0; [.$B98])" office:value-type="float" office:value="17308" calcext:value-type="float">
            <text:p>17308</text:p>
          </table:table-cell>
          <table:table-cell table:formula="of:=IF([.$B98] &gt; [.$B$153]; 0; [.$B9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alzgitter Flachstahl GmbH</text:p>
          </table:table-cell>
          <table:table-cell office:value-type="float" office:value="288.5" calcext:value-type="float">
            <text:p>288.5</text:p>
          </table:table-cell>
          <table:table-cell table:formula="of:=IF([.$B99] &lt; [.$B$153]; 0; [.$B99])" office:value-type="float" office:value="0" calcext:value-type="float">
            <text:p>0</text:p>
          </table:table-cell>
          <table:table-cell table:formula="of:=IF([.$B99] &gt; [.$B$153]; 0; [.$B99])" office:value-type="float" office:value="288.5" calcext:value-type="float">
            <text:p>288.5</text:p>
          </table:table-cell>
          <table:table-cell/>
        </table:table-row>
        <table:table-row table:style-name="ro6">
          <table:table-cell office:value-type="string" calcext:value-type="string">
            <text:p>Smurfit Kappa Zülpich Papier</text:p>
          </table:table-cell>
          <table:table-cell office:value-type="float" office:value="27.6" calcext:value-type="float">
            <text:p>27.6</text:p>
          </table:table-cell>
          <table:table-cell table:formula="of:=IF([.$B100] &lt; [.$B$153]; 0; [.$B100])" office:value-type="float" office:value="0" calcext:value-type="float">
            <text:p>0</text:p>
          </table:table-cell>
          <table:table-cell table:formula="of:=IF([.$B100] &gt; [.$B$153]; 0; [.$B100])" office:value-type="float" office:value="27.6" calcext:value-type="float">
            <text:p>27.6</text:p>
          </table:table-cell>
          <table:table-cell/>
        </table:table-row>
        <table:table-row table:style-name="ro6">
          <table:table-cell office:value-type="string" calcext:value-type="string">
            <text:p>Societe Electrique de l'Our</text:p>
          </table:table-cell>
          <table:table-cell office:value-type="float" office:value="1096" calcext:value-type="float">
            <text:p>1096</text:p>
          </table:table-cell>
          <table:table-cell table:formula="of:=IF([.$B101] &lt; [.$B$153]; 0; [.$B101])" office:value-type="float" office:value="1096" calcext:value-type="float">
            <text:p>1096</text:p>
          </table:table-cell>
          <table:table-cell table:formula="of:=IF([.$B101] &gt; [.$B$153]; 0; [.$B10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olvay Chemicals GmbH</text:p>
          </table:table-cell>
          <table:table-cell office:value-type="float" office:value="148" calcext:value-type="float">
            <text:p>148</text:p>
          </table:table-cell>
          <table:table-cell table:formula="of:=IF([.$B102] &lt; [.$B$153]; 0; [.$B102])" office:value-type="float" office:value="0" calcext:value-type="float">
            <text:p>0</text:p>
          </table:table-cell>
          <table:table-cell table:formula="of:=IF([.$B102] &gt; [.$B$153]; 0; [.$B102])" office:value-type="float" office:value="148" calcext:value-type="float">
            <text:p>148</text:p>
          </table:table-cell>
          <table:table-cell/>
        </table:table-row>
        <table:table-row table:style-name="ro6">
          <table:table-cell office:value-type="string" calcext:value-type="string">
            <text:p>Stadtwerke Augsburg Energie GmbH</text:p>
          </table:table-cell>
          <table:table-cell office:value-type="float" office:value="25" calcext:value-type="float">
            <text:p>25</text:p>
          </table:table-cell>
          <table:table-cell table:formula="of:=IF([.$B103] &lt; [.$B$153]; 0; [.$B103])" office:value-type="float" office:value="0" calcext:value-type="float">
            <text:p>0</text:p>
          </table:table-cell>
          <table:table-cell table:formula="of:=IF([.$B103] &gt; [.$B$153]; 0; [.$B103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Stadtwerke Bielefeld</text:p>
          </table:table-cell>
          <table:table-cell office:value-type="float" office:value="115.5" calcext:value-type="float">
            <text:p>115.5</text:p>
          </table:table-cell>
          <table:table-cell table:formula="of:=IF([.$B104] &lt; [.$B$153]; 0; [.$B104])" office:value-type="float" office:value="0" calcext:value-type="float">
            <text:p>0</text:p>
          </table:table-cell>
          <table:table-cell table:formula="of:=IF([.$B104] &gt; [.$B$153]; 0; [.$B104])" office:value-type="float" office:value="115.5" calcext:value-type="float">
            <text:p>115.5</text:p>
          </table:table-cell>
          <table:table-cell/>
        </table:table-row>
        <table:table-row table:style-name="ro6">
          <table:table-cell office:value-type="string" calcext:value-type="string">
            <text:p>Stadtwerke Bochum GmbH</text:p>
          </table:table-cell>
          <table:table-cell office:value-type="float" office:value="30.8" calcext:value-type="float">
            <text:p>30.8</text:p>
          </table:table-cell>
          <table:table-cell table:formula="of:=IF([.$B105] &lt; [.$B$153]; 0; [.$B105])" office:value-type="float" office:value="0" calcext:value-type="float">
            <text:p>0</text:p>
          </table:table-cell>
          <table:table-cell table:formula="of:=IF([.$B105] &gt; [.$B$153]; 0; [.$B105])" office:value-type="float" office:value="30.8" calcext:value-type="float">
            <text:p>30.8</text:p>
          </table:table-cell>
          <table:table-cell/>
        </table:table-row>
        <table:table-row table:style-name="ro6">
          <table:table-cell office:value-type="string" calcext:value-type="string">
            <text:p>Stadtwerke Brandenburg an der Havel GmbH</text:p>
          </table:table-cell>
          <table:table-cell office:value-type="float" office:value="37" calcext:value-type="float">
            <text:p>37</text:p>
          </table:table-cell>
          <table:table-cell table:formula="of:=IF([.$B106] &lt; [.$B$153]; 0; [.$B106])" office:value-type="float" office:value="0" calcext:value-type="float">
            <text:p>0</text:p>
          </table:table-cell>
          <table:table-cell table:formula="of:=IF([.$B106] &gt; [.$B$153]; 0; [.$B106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Duisburg AG</text:p>
          </table:table-cell>
          <table:table-cell office:value-type="float" office:value="507" calcext:value-type="float">
            <text:p>507</text:p>
          </table:table-cell>
          <table:table-cell table:formula="of:=IF([.$B107] &lt; [.$B$153]; 0; [.$B107])" office:value-type="float" office:value="0" calcext:value-type="float">
            <text:p>0</text:p>
          </table:table-cell>
          <table:table-cell table:formula="of:=IF([.$B107] &gt; [.$B$153]; 0; [.$B107])" office:value-type="float" office:value="507" calcext:value-type="float">
            <text:p>507</text:p>
          </table:table-cell>
          <table:table-cell/>
        </table:table-row>
        <table:table-row table:style-name="ro6">
          <table:table-cell office:value-type="string" calcext:value-type="string">
            <text:p>Stadtwerke Düsseldorf AG</text:p>
          </table:table-cell>
          <table:table-cell office:value-type="float" office:value="628.5" calcext:value-type="float">
            <text:p>628.5</text:p>
          </table:table-cell>
          <table:table-cell table:formula="of:=IF([.$B108] &lt; [.$B$153]; 0; [.$B108])" office:value-type="float" office:value="0" calcext:value-type="float">
            <text:p>0</text:p>
          </table:table-cell>
          <table:table-cell table:formula="of:=IF([.$B108] &gt; [.$B$153]; 0; [.$B108])" office:value-type="float" office:value="628.5" calcext:value-type="float">
            <text:p>628.5</text:p>
          </table:table-cell>
          <table:table-cell/>
        </table:table-row>
        <table:table-row table:style-name="ro6">
          <table:table-cell office:value-type="string" calcext:value-type="string">
            <text:p>Stadtwerke Emden GmbH</text:p>
          </table:table-cell>
          <table:table-cell office:value-type="float" office:value="29.6" calcext:value-type="float">
            <text:p>29.6</text:p>
          </table:table-cell>
          <table:table-cell table:formula="of:=IF([.$B109] &lt; [.$B$153]; 0; [.$B109])" office:value-type="float" office:value="0" calcext:value-type="float">
            <text:p>0</text:p>
          </table:table-cell>
          <table:table-cell table:formula="of:=IF([.$B109] &gt; [.$B$153]; 0; [.$B109])" office:value-type="float" office:value="29.6" calcext:value-type="float">
            <text:p>29.6</text:p>
          </table:table-cell>
          <table:table-cell/>
        </table:table-row>
        <table:table-row table:style-name="ro6">
          <table:table-cell office:value-type="string" calcext:value-type="string">
            <text:p>Stadtwerke Flensburg GmbH</text:p>
          </table:table-cell>
          <table:table-cell office:value-type="float" office:value="162" calcext:value-type="float">
            <text:p>162</text:p>
          </table:table-cell>
          <table:table-cell table:formula="of:=IF([.$B110] &lt; [.$B$153]; 0; [.$B110])" office:value-type="float" office:value="0" calcext:value-type="float">
            <text:p>0</text:p>
          </table:table-cell>
          <table:table-cell table:formula="of:=IF([.$B110] &gt; [.$B$153]; 0; [.$B110])" office:value-type="float" office:value="162" calcext:value-type="float">
            <text:p>162</text:p>
          </table:table-cell>
          <table:table-cell/>
        </table:table-row>
        <table:table-row table:style-name="ro6">
          <table:table-cell office:value-type="string" calcext:value-type="string">
            <text:p>Stadtwerke Frankfurt (Oder) GmbH</text:p>
          </table:table-cell>
          <table:table-cell office:value-type="float" office:value="45" calcext:value-type="float">
            <text:p>45</text:p>
          </table:table-cell>
          <table:table-cell table:formula="of:=IF([.$B111] &lt; [.$B$153]; 0; [.$B111])" office:value-type="float" office:value="0" calcext:value-type="float">
            <text:p>0</text:p>
          </table:table-cell>
          <table:table-cell table:formula="of:=IF([.$B111] &gt; [.$B$153]; 0; [.$B111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Stadtwerke Hannover AG</text:p>
          </table:table-cell>
          <table:table-cell office:value-type="float" office:value="1097" calcext:value-type="float">
            <text:p>1097</text:p>
          </table:table-cell>
          <table:table-cell table:formula="of:=IF([.$B112] &lt; [.$B$153]; 0; [.$B112])" office:value-type="float" office:value="1097" calcext:value-type="float">
            <text:p>1097</text:p>
          </table:table-cell>
          <table:table-cell table:formula="of:=IF([.$B112] &gt; [.$B$153]; 0; [.$B11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adtwerke Karlsruhe GmbH</text:p>
          </table:table-cell>
          <table:table-cell office:value-type="float" office:value="37" calcext:value-type="float">
            <text:p>37</text:p>
          </table:table-cell>
          <table:table-cell table:formula="of:=IF([.$B113] &lt; [.$B$153]; 0; [.$B113])" office:value-type="float" office:value="0" calcext:value-type="float">
            <text:p>0</text:p>
          </table:table-cell>
          <table:table-cell table:formula="of:=IF([.$B113] &gt; [.$B$153]; 0; [.$B113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Kiel AG / SWKiel Erzeugung GmbH</text:p>
          </table:table-cell>
          <table:table-cell office:value-type="float" office:value="21" calcext:value-type="float">
            <text:p>21</text:p>
          </table:table-cell>
          <table:table-cell table:formula="of:=IF([.$B114] &lt; [.$B$153]; 0; [.$B114])" office:value-type="float" office:value="0" calcext:value-type="float">
            <text:p>0</text:p>
          </table:table-cell>
          <table:table-cell table:formula="of:=IF([.$B114] &gt; [.$B$153]; 0; [.$B114])" office:value-type="float" office:value="21" calcext:value-type="float">
            <text:p>21</text:p>
          </table:table-cell>
          <table:table-cell/>
        </table:table-row>
        <table:table-row table:style-name="ro6">
          <table:table-cell office:value-type="string" calcext:value-type="string">
            <text:p>Stadtwerke Leipzig GmbH</text:p>
          </table:table-cell>
          <table:table-cell office:value-type="float" office:value="167" calcext:value-type="float">
            <text:p>167</text:p>
          </table:table-cell>
          <table:table-cell table:formula="of:=IF([.$B115] &lt; [.$B$153]; 0; [.$B115])" office:value-type="float" office:value="0" calcext:value-type="float">
            <text:p>0</text:p>
          </table:table-cell>
          <table:table-cell table:formula="of:=IF([.$B115] &gt; [.$B$153]; 0; [.$B115])" office:value-type="float" office:value="167" calcext:value-type="float">
            <text:p>167</text:p>
          </table:table-cell>
          <table:table-cell/>
        </table:table-row>
        <table:table-row table:style-name="ro6">
          <table:table-cell office:value-type="string" calcext:value-type="string">
            <text:p>Stadtwerke München GmbH</text:p>
          </table:table-cell>
          <table:table-cell office:value-type="float" office:value="144.2" calcext:value-type="float">
            <text:p>144.2</text:p>
          </table:table-cell>
          <table:table-cell table:formula="of:=IF([.$B116] &lt; [.$B$153]; 0; [.$B116])" office:value-type="float" office:value="0" calcext:value-type="float">
            <text:p>0</text:p>
          </table:table-cell>
          <table:table-cell table:formula="of:=IF([.$B116] &gt; [.$B$153]; 0; [.$B116])" office:value-type="float" office:value="144.2" calcext:value-type="float">
            <text:p>144.2</text:p>
          </table:table-cell>
          <table:table-cell/>
        </table:table-row>
        <table:table-row table:style-name="ro6">
          <table:table-cell office:value-type="string" calcext:value-type="string">
            <text:p>Stadtwerke Münster GmbH</text:p>
          </table:table-cell>
          <table:table-cell office:value-type="float" office:value="104" calcext:value-type="float">
            <text:p>104</text:p>
          </table:table-cell>
          <table:table-cell table:formula="of:=IF([.$B117] &lt; [.$B$153]; 0; [.$B117])" office:value-type="float" office:value="0" calcext:value-type="float">
            <text:p>0</text:p>
          </table:table-cell>
          <table:table-cell table:formula="of:=IF([.$B117] &gt; [.$B$153]; 0; [.$B117])" office:value-type="float" office:value="104" calcext:value-type="float">
            <text:p>104</text:p>
          </table:table-cell>
          <table:table-cell/>
        </table:table-row>
        <table:table-row table:style-name="ro6">
          <table:table-cell office:value-type="string" calcext:value-type="string">
            <text:p>Stadtwerke Rosenheim GmbH &amp; Co. KG</text:p>
          </table:table-cell>
          <table:table-cell office:value-type="float" office:value="33.9" calcext:value-type="float">
            <text:p>33.9</text:p>
          </table:table-cell>
          <table:table-cell table:formula="of:=IF([.$B118] &lt; [.$B$153]; 0; [.$B118])" office:value-type="float" office:value="0" calcext:value-type="float">
            <text:p>0</text:p>
          </table:table-cell>
          <table:table-cell table:formula="of:=IF([.$B118] &gt; [.$B$153]; 0; [.$B118])" office:value-type="float" office:value="33.9" calcext:value-type="float">
            <text:p>33.9</text:p>
          </table:table-cell>
          <table:table-cell/>
        </table:table-row>
        <table:table-row table:style-name="ro6">
          <table:table-cell office:value-type="string" calcext:value-type="string">
            <text:p>Stadtwerke Rostock AG</text:p>
          </table:table-cell>
          <table:table-cell office:value-type="float" office:value="108" calcext:value-type="float">
            <text:p>108</text:p>
          </table:table-cell>
          <table:table-cell table:formula="of:=IF([.$B119] &lt; [.$B$153]; 0; [.$B119])" office:value-type="float" office:value="0" calcext:value-type="float">
            <text:p>0</text:p>
          </table:table-cell>
          <table:table-cell table:formula="of:=IF([.$B119] &gt; [.$B$153]; 0; [.$B119])" office:value-type="float" office:value="108" calcext:value-type="float">
            <text:p>108</text:p>
          </table:table-cell>
          <table:table-cell/>
        </table:table-row>
        <table:table-row table:style-name="ro6">
          <table:table-cell office:value-type="string" calcext:value-type="string">
            <text:p>Stadtwerke Tübingen GmbH</text:p>
          </table:table-cell>
          <table:table-cell office:value-type="float" office:value="21.5" calcext:value-type="float">
            <text:p>21.5</text:p>
          </table:table-cell>
          <table:table-cell table:formula="of:=IF([.$B120] &lt; [.$B$153]; 0; [.$B120])" office:value-type="float" office:value="0" calcext:value-type="float">
            <text:p>0</text:p>
          </table:table-cell>
          <table:table-cell table:formula="of:=IF([.$B120] &gt; [.$B$153]; 0; [.$B120])" office:value-type="float" office:value="21.5" calcext:value-type="float">
            <text:p>21.5</text:p>
          </table:table-cell>
          <table:table-cell/>
        </table:table-row>
        <table:table-row table:style-name="ro6">
          <table:table-cell office:value-type="string" calcext:value-type="string">
            <text:p>Statkraft Markets GmbH</text:p>
          </table:table-cell>
          <table:table-cell office:value-type="float" office:value="1965" calcext:value-type="float">
            <text:p>1965</text:p>
          </table:table-cell>
          <table:table-cell table:formula="of:=IF([.$B121] &lt; [.$B$153]; 0; [.$B121])" office:value-type="float" office:value="1965" calcext:value-type="float">
            <text:p>1965</text:p>
          </table:table-cell>
          <table:table-cell table:formula="of:=IF([.$B121] &gt; [.$B$153]; 0; [.$B12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GmbH</text:p>
          </table:table-cell>
          <table:table-cell office:value-type="float" office:value="4638" calcext:value-type="float">
            <text:p>4638</text:p>
          </table:table-cell>
          <table:table-cell table:formula="of:=IF([.$B122] &lt; [.$B$153]; 0; [.$B122])" office:value-type="float" office:value="4638" calcext:value-type="float">
            <text:p>4638</text:p>
          </table:table-cell>
          <table:table-cell table:formula="of:=IF([.$B122] &gt; [.$B$153]; 0; [.$B12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New Energies GmbH</text:p>
          </table:table-cell>
          <table:table-cell office:value-type="float" office:value="62" calcext:value-type="float">
            <text:p>62</text:p>
          </table:table-cell>
          <table:table-cell table:formula="of:=IF([.$B123] &lt; [.$B$153]; 0; [.$B123])" office:value-type="float" office:value="0" calcext:value-type="float">
            <text:p>0</text:p>
          </table:table-cell>
          <table:table-cell table:formula="of:=IF([.$B123] &gt; [.$B$153]; 0; [.$B123])" office:value-type="float" office:value="62" calcext:value-type="float">
            <text:p>62</text:p>
          </table:table-cell>
          <table:table-cell/>
        </table:table-row>
        <table:table-row table:style-name="ro6">
          <table:table-cell office:value-type="string" calcext:value-type="string">
            <text:p>Steag Power Saar GmbH</text:p>
          </table:table-cell>
          <table:table-cell office:value-type="float" office:value="1045.6" calcext:value-type="float">
            <text:p>1045.6</text:p>
          </table:table-cell>
          <table:table-cell table:formula="of:=IF([.$B124] &lt; [.$B$153]; 0; [.$B124])" office:value-type="float" office:value="1045.6" calcext:value-type="float">
            <text:p>1045.6</text:p>
          </table:table-cell>
          <table:table-cell table:formula="of:=IF([.$B124] &gt; [.$B$153]; 0; [.$B12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ora Enso Maxau GmbH</text:p>
          </table:table-cell>
          <table:table-cell office:value-type="float" office:value="81" calcext:value-type="float">
            <text:p>81</text:p>
          </table:table-cell>
          <table:table-cell table:formula="of:=IF([.$B125] &lt; [.$B$153]; 0; [.$B125])" office:value-type="float" office:value="0" calcext:value-type="float">
            <text:p>0</text:p>
          </table:table-cell>
          <table:table-cell table:formula="of:=IF([.$B125] &gt; [.$B$153]; 0; [.$B125])" office:value-type="float" office:value="81" calcext:value-type="float">
            <text:p>81</text:p>
          </table:table-cell>
          <table:table-cell/>
        </table:table-row>
        <table:table-row table:style-name="ro6">
          <table:table-cell office:value-type="string" calcext:value-type="string">
            <text:p>Stora Enso Sachsen GmbH</text:p>
          </table:table-cell>
          <table:table-cell office:value-type="float" office:value="42.2" calcext:value-type="float">
            <text:p>42.2</text:p>
          </table:table-cell>
          <table:table-cell table:formula="of:=IF([.$B126] &lt; [.$B$153]; 0; [.$B126])" office:value-type="float" office:value="0" calcext:value-type="float">
            <text:p>0</text:p>
          </table:table-cell>
          <table:table-cell table:formula="of:=IF([.$B126] &gt; [.$B$153]; 0; [.$B126])" office:value-type="float" office:value="42.2" calcext:value-type="float">
            <text:p>42.2</text:p>
          </table:table-cell>
          <table:table-cell/>
        </table:table-row>
        <table:table-row table:style-name="ro6">
          <table:table-cell office:value-type="string" calcext:value-type="string">
            <text:p>swb Erzeugung GmbH &amp; Co. KG</text:p>
          </table:table-cell>
          <table:table-cell office:value-type="float" office:value="1151" calcext:value-type="float">
            <text:p>1151</text:p>
          </table:table-cell>
          <table:table-cell table:formula="of:=IF([.$B127] &lt; [.$B$153]; 0; [.$B127])" office:value-type="float" office:value="1151" calcext:value-type="float">
            <text:p>1151</text:p>
          </table:table-cell>
          <table:table-cell table:formula="of:=IF([.$B127] &gt; [.$B$153]; 0; [.$B12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E Energie GmbH</text:p>
          </table:table-cell>
          <table:table-cell office:value-type="float" office:value="92" calcext:value-type="float">
            <text:p>92</text:p>
          </table:table-cell>
          <table:table-cell table:formula="of:=IF([.$B128] &lt; [.$B$153]; 0; [.$B128])" office:value-type="float" office:value="0" calcext:value-type="float">
            <text:p>0</text:p>
          </table:table-cell>
          <table:table-cell table:formula="of:=IF([.$B128] &gt; [.$B$153]; 0; [.$B128])" office:value-type="float" office:value="92" calcext:value-type="float">
            <text:p>92</text:p>
          </table:table-cell>
          <table:table-cell/>
        </table:table-row>
        <table:table-row table:style-name="ro6">
          <table:table-cell office:value-type="string" calcext:value-type="string">
            <text:p>SWM Services GmbH</text:p>
          </table:table-cell>
          <table:table-cell office:value-type="float" office:value="1173.4" calcext:value-type="float">
            <text:p>1173.4</text:p>
          </table:table-cell>
          <table:table-cell table:formula="of:=IF([.$B129] &lt; [.$B$153]; 0; [.$B129])" office:value-type="float" office:value="1173.4" calcext:value-type="float">
            <text:p>1173.4</text:p>
          </table:table-cell>
          <table:table-cell table:formula="of:=IF([.$B129] &gt; [.$B$153]; 0; [.$B12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N Stadtwerke Neumünster GmbH</text:p>
          </table:table-cell>
          <table:table-cell office:value-type="float" office:value="73.1" calcext:value-type="float">
            <text:p>73.1</text:p>
          </table:table-cell>
          <table:table-cell table:formula="of:=IF([.$B130] &lt; [.$B$153]; 0; [.$B130])" office:value-type="float" office:value="0" calcext:value-type="float">
            <text:p>0</text:p>
          </table:table-cell>
          <table:table-cell table:formula="of:=IF([.$B130] &gt; [.$B$153]; 0; [.$B130])" office:value-type="float" office:value="73.1" calcext:value-type="float">
            <text:p>73.1</text:p>
          </table:table-cell>
          <table:table-cell/>
        </table:table-row>
        <table:table-row table:style-name="ro6">
          <table:table-cell office:value-type="string" calcext:value-type="string">
            <text:p>Technische Werke Kaiserslautern</text:p>
          </table:table-cell>
          <table:table-cell office:value-type="float" office:value="20" calcext:value-type="float">
            <text:p>20</text:p>
          </table:table-cell>
          <table:table-cell table:formula="of:=IF([.$B131] &lt; [.$B$153]; 0; [.$B131])" office:value-type="float" office:value="0" calcext:value-type="float">
            <text:p>0</text:p>
          </table:table-cell>
          <table:table-cell table:formula="of:=IF([.$B131] &gt; [.$B$153]; 0; [.$B13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ThyssenKrupp Steel Europe AG</text:p>
          </table:table-cell>
          <table:table-cell office:value-type="float" office:value="700" calcext:value-type="float">
            <text:p>700</text:p>
          </table:table-cell>
          <table:table-cell table:formula="of:=IF([.$B132] &lt; [.$B$153]; 0; [.$B132])" office:value-type="float" office:value="0" calcext:value-type="float">
            <text:p>0</text:p>
          </table:table-cell>
          <table:table-cell table:formula="of:=IF([.$B132] &gt; [.$B$153]; 0; [.$B132])" office:value-type="float" office:value="700" calcext:value-type="float">
            <text:p>700</text:p>
          </table:table-cell>
          <table:table-cell/>
        </table:table-row>
        <table:table-row table:style-name="ro6">
          <table:table-cell office:value-type="string" calcext:value-type="string">
            <text:p>TIWAG-Tiroler Wasserkraft AG</text:p>
          </table:table-cell>
          <table:table-cell office:value-type="float" office:value="1463.6" calcext:value-type="float">
            <text:p>1463.6</text:p>
          </table:table-cell>
          <table:table-cell table:formula="of:=IF([.$B133] &lt; [.$B$153]; 0; [.$B133])" office:value-type="float" office:value="1463.6" calcext:value-type="float">
            <text:p>1463.6</text:p>
          </table:table-cell>
          <table:table-cell table:formula="of:=IF([.$B133] &gt; [.$B$153]; 0; [.$B1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OTAL Raffinerie Mitteldeutschland GmbH</text:p>
          </table:table-cell>
          <table:table-cell office:value-type="float" office:value="0" calcext:value-type="float">
            <text:p>0</text:p>
          </table:table-cell>
          <table:table-cell table:formula="of:=IF([.$B134] &lt; [.$B$153]; 0; [.$B134])" office:value-type="float" office:value="0" calcext:value-type="float">
            <text:p>0</text:p>
          </table:table-cell>
          <table:table-cell table:formula="of:=IF([.$B134] &gt; [.$B$153]; 0; [.$B13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rianel Gaskraftwerk Hamm GmbH &amp; Co. KG</text:p>
          </table:table-cell>
          <table:table-cell office:value-type="float" office:value="845" calcext:value-type="float">
            <text:p>845</text:p>
          </table:table-cell>
          <table:table-cell table:formula="of:=IF([.$B135] &lt; [.$B$153]; 0; [.$B135])" office:value-type="float" office:value="0" calcext:value-type="float">
            <text:p>0</text:p>
          </table:table-cell>
          <table:table-cell table:formula="of:=IF([.$B135] &gt; [.$B$153]; 0; [.$B135])" office:value-type="float" office:value="845" calcext:value-type="float">
            <text:p>845</text:p>
          </table:table-cell>
          <table:table-cell/>
        </table:table-row>
        <table:table-row table:style-name="ro6">
          <table:table-cell office:value-type="string" calcext:value-type="string">
            <text:p>Vattenfall Europe Generation AG</text:p>
          </table:table-cell>
          <table:table-cell office:value-type="float" office:value="10721" calcext:value-type="float">
            <text:p>10721</text:p>
          </table:table-cell>
          <table:table-cell table:formula="of:=IF([.$B136] &lt; [.$B$153]; 0; [.$B136])" office:value-type="float" office:value="10721" calcext:value-type="float">
            <text:p>10721</text:p>
          </table:table-cell>
          <table:table-cell table:formula="of:=IF([.$B136] &gt; [.$B$153]; 0; [.$B136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New Energy GmbH</text:p>
          </table:table-cell>
          <table:table-cell office:value-type="float" office:value="54" calcext:value-type="float">
            <text:p>54</text:p>
          </table:table-cell>
          <table:table-cell table:formula="of:=IF([.$B137] &lt; [.$B$153]; 0; [.$B137])" office:value-type="float" office:value="0" calcext:value-type="float">
            <text:p>0</text:p>
          </table:table-cell>
          <table:table-cell table:formula="of:=IF([.$B137] &gt; [.$B$153]; 0; [.$B137])" office:value-type="float" office:value="54" calcext:value-type="float">
            <text:p>54</text:p>
          </table:table-cell>
          <table:table-cell/>
        </table:table-row>
        <table:table-row table:style-name="ro6">
          <table:table-cell office:value-type="string" calcext:value-type="string">
            <text:p>Vattenfall Europe Nuclear Energy GmbH</text:p>
          </table:table-cell>
          <table:table-cell office:value-type="float" office:value="771" calcext:value-type="float">
            <text:p>771</text:p>
          </table:table-cell>
          <table:table-cell table:formula="of:=IF([.$B138] &lt; [.$B$153]; 0; [.$B138])" office:value-type="float" office:value="0" calcext:value-type="float">
            <text:p>0</text:p>
          </table:table-cell>
          <table:table-cell table:formula="of:=IF([.$B138] &gt; [.$B$153]; 0; [.$B138])" office:value-type="float" office:value="771" calcext:value-type="float">
            <text:p>771</text:p>
          </table:table-cell>
          <table:table-cell/>
        </table:table-row>
        <table:table-row table:style-name="ro6">
          <table:table-cell office:value-type="string" calcext:value-type="string">
            <text:p>Vattenfall Europe Wärme AG</text:p>
          </table:table-cell>
          <table:table-cell office:value-type="float" office:value="2921" calcext:value-type="float">
            <text:p>2921</text:p>
          </table:table-cell>
          <table:table-cell table:formula="of:=IF([.$B139] &lt; [.$B$153]; 0; [.$B139])" office:value-type="float" office:value="2921" calcext:value-type="float">
            <text:p>2921</text:p>
          </table:table-cell>
          <table:table-cell table:formula="of:=IF([.$B139] &gt; [.$B$153]; 0; [.$B13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Windkraft GmbH</text:p>
          </table:table-cell>
          <table:table-cell office:value-type="float" office:value="60" calcext:value-type="float">
            <text:p>60</text:p>
          </table:table-cell>
          <table:table-cell table:formula="of:=IF([.$B140] &lt; [.$B$153]; 0; [.$B140])" office:value-type="float" office:value="0" calcext:value-type="float">
            <text:p>0</text:p>
          </table:table-cell>
          <table:table-cell table:formula="of:=IF([.$B140] &gt; [.$B$153]; 0; [.$B140])" office:value-type="float" office:value="60" calcext:value-type="float">
            <text:p>60</text:p>
          </table:table-cell>
          <table:table-cell/>
        </table:table-row>
        <table:table-row table:style-name="ro6">
          <table:table-cell office:value-type="string" calcext:value-type="string">
            <text:p>VERBUND-Innkraftwerke GmbH</text:p>
          </table:table-cell>
          <table:table-cell office:value-type="float" office:value="312.2" calcext:value-type="float">
            <text:p>312.2</text:p>
          </table:table-cell>
          <table:table-cell table:formula="of:=IF([.$B141] &lt; [.$B$153]; 0; [.$B141])" office:value-type="float" office:value="0" calcext:value-type="float">
            <text:p>0</text:p>
          </table:table-cell>
          <table:table-cell table:formula="of:=IF([.$B141] &gt; [.$B$153]; 0; [.$B141])" office:value-type="float" office:value="312.2" calcext:value-type="float">
            <text:p>312.2</text:p>
          </table:table-cell>
          <table:table-cell/>
        </table:table-row>
        <table:table-row table:style-name="ro6">
          <table:table-cell office:value-type="string" calcext:value-type="string">
            <text:p>VSE Aktiengesellschaft, Kraftwerk Ensdorf</text:p>
          </table:table-cell>
          <table:table-cell office:value-type="float" office:value="389" calcext:value-type="float">
            <text:p>389</text:p>
          </table:table-cell>
          <table:table-cell table:formula="of:=IF([.$B142] &lt; [.$B$153]; 0; [.$B142])" office:value-type="float" office:value="0" calcext:value-type="float">
            <text:p>0</text:p>
          </table:table-cell>
          <table:table-cell table:formula="of:=IF([.$B142] &gt; [.$B$153]; 0; [.$B142])" office:value-type="float" office:value="389" calcext:value-type="float">
            <text:p>389</text:p>
          </table:table-cell>
          <table:table-cell/>
        </table:table-row>
        <table:table-row table:style-name="ro6">
          <table:table-cell office:value-type="string" calcext:value-type="string">
            <text:p>Vulkan Energiewirtschaft Oderbrücke GmbH</text:p>
          </table:table-cell>
          <table:table-cell office:value-type="float" office:value="95" calcext:value-type="float">
            <text:p>95</text:p>
          </table:table-cell>
          <table:table-cell table:formula="of:=IF([.$B143] &lt; [.$B$153]; 0; [.$B143])" office:value-type="float" office:value="0" calcext:value-type="float">
            <text:p>0</text:p>
          </table:table-cell>
          <table:table-cell table:formula="of:=IF([.$B143] &gt; [.$B$153]; 0; [.$B143])" office:value-type="float" office:value="95" calcext:value-type="float">
            <text:p>95</text:p>
          </table:table-cell>
          <table:table-cell/>
        </table:table-row>
        <table:table-row table:style-name="ro6">
          <table:table-cell office:value-type="string" calcext:value-type="string">
            <text:p>VW Kraftwerk GmbH</text:p>
          </table:table-cell>
          <table:table-cell office:value-type="float" office:value="403.9" calcext:value-type="float">
            <text:p>403.9</text:p>
          </table:table-cell>
          <table:table-cell table:formula="of:=IF([.$B144] &lt; [.$B$153]; 0; [.$B144])" office:value-type="float" office:value="0" calcext:value-type="float">
            <text:p>0</text:p>
          </table:table-cell>
          <table:table-cell table:formula="of:=IF([.$B144] &gt; [.$B$153]; 0; [.$B144])" office:value-type="float" office:value="403.9" calcext:value-type="float">
            <text:p>403.9</text:p>
          </table:table-cell>
          <table:table-cell/>
        </table:table-row>
        <table:table-row table:style-name="ro6">
          <table:table-cell office:value-type="string" calcext:value-type="string">
            <text:p>Wacker Chemie GmbH / E.ON Energy Projects</text:p>
          </table:table-cell>
          <table:table-cell office:value-type="float" office:value="115" calcext:value-type="float">
            <text:p>115</text:p>
          </table:table-cell>
          <table:table-cell table:formula="of:=IF([.$B145] &lt; [.$B$153]; 0; [.$B145])" office:value-type="float" office:value="0" calcext:value-type="float">
            <text:p>0</text:p>
          </table:table-cell>
          <table:table-cell table:formula="of:=IF([.$B145] &gt; [.$B$153]; 0; [.$B145])" office:value-type="float" office:value="115" calcext:value-type="float">
            <text:p>115</text:p>
          </table:table-cell>
          <table:table-cell/>
        </table:table-row>
        <table:table-row table:style-name="ro6">
          <table:table-cell office:value-type="string" calcext:value-type="string">
            <text:p>Weo GmbH &amp;. Co. KG</text:p>
          </table:table-cell>
          <table:table-cell office:value-type="float" office:value="40" calcext:value-type="float">
            <text:p>40</text:p>
          </table:table-cell>
          <table:table-cell table:formula="of:=IF([.$B146] &lt; [.$B$153]; 0; [.$B146])" office:value-type="float" office:value="0" calcext:value-type="float">
            <text:p>0</text:p>
          </table:table-cell>
          <table:table-cell table:formula="of:=IF([.$B146] &gt; [.$B$153]; 0; [.$B146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Windpark Wybelsumer Polder GmbH u. Co. KG</text:p>
          </table:table-cell>
          <table:table-cell office:value-type="float" office:value="30" calcext:value-type="float">
            <text:p>30</text:p>
          </table:table-cell>
          <table:table-cell table:formula="of:=IF([.$B147] &lt; [.$B$153]; 0; [.$B147])" office:value-type="float" office:value="0" calcext:value-type="float">
            <text:p>0</text:p>
          </table:table-cell>
          <table:table-cell table:formula="of:=IF([.$B147] &gt; [.$B$153]; 0; [.$B147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WSW Energie und Wasser AG</text:p>
          </table:table-cell>
          <table:table-cell office:value-type="float" office:value="208" calcext:value-type="float">
            <text:p>208</text:p>
          </table:table-cell>
          <table:table-cell table:formula="of:=IF([.$B148] &lt; [.$B$153]; 0; [.$B148])" office:value-type="float" office:value="0" calcext:value-type="float">
            <text:p>0</text:p>
          </table:table-cell>
          <table:table-cell table:formula="of:=IF([.$B148] &gt; [.$B$153]; 0; [.$B148])" office:value-type="float" office:value="208" calcext:value-type="float">
            <text:p>208</text:p>
          </table:table-cell>
          <table:table-cell/>
        </table:table-row>
        <table:table-row table:style-name="ro6">
          <table:table-cell office:value-type="string" calcext:value-type="string">
            <text:p>Zellstoff Stendal GmbH</text:p>
          </table:table-cell>
          <table:table-cell table:style-name="ce29" office:value-type="float" office:value="92.3" calcext:value-type="float">
            <text:p>92.3</text:p>
          </table:table-cell>
          <table:table-cell table:formula="of:=IF([.$B149] &lt; [.$B$153]; 0; [.$B149])" office:value-type="float" office:value="0" calcext:value-type="float">
            <text:p>0</text:p>
          </table:table-cell>
          <table:table-cell table:formula="of:=IF([.$B149] &gt; [.$B$153]; 0; [.$B149])" office:value-type="float" office:value="92.3" calcext:value-type="float">
            <text:p>92.3</text:p>
          </table:table-cell>
          <table:table-cell/>
        </table:table-row>
        <table:table-row table:style-name="ro6">
          <table:table-cell table:style-name="ce11" office:value-type="string" calcext:value-type="string">
            <text:p>Total Result</text:p>
          </table:table-cell>
          <table:table-cell table:style-name="ce30" office:value-type="float" office:value="94819.6599999999" calcext:value-type="float">
            <text:p>94819.6599999999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2"/>
          <table:table-cell table:number-columns-repeated="3"/>
        </table:table-row>
        <table:table-row table:style-name="ro6">
          <table:table-cell table:style-name="Default" office:value-type="string" calcext:value-type="string">
            <text:p>Richtwert</text:p>
          </table:table-cell>
          <table:table-cell table:style-name="Default" table:formula="of:=1000" office:value-type="float" office:value="1000" calcext:value-type="float">
            <text:p>1000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5"/>
          <table:table-cell table:style-name="ce15" table:formula="of:=[.C1]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style-name="ce15" table:formula="of:=[.D1]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 office:value-type="string" calcext:value-type="string">
            <text:p>Verhältnis</text:p>
          </table:table-cell>
        </table:table-row>
        <table:table-row table:style-name="ro15">
          <table:table-cell table:style-name="Default"/>
          <table:table-cell table:style-name="ce16" office:value-type="string" calcext:value-type="string">
            <text:p><text:s/>Netto-Nennleistung</text:p>
          </table:table-cell>
          <table:table-cell table:style-name="ce17" table:formula="of:=SUM([.C2:.C149])" office:value-type="float" office:value="75410.8" calcext:value-type="float">
            <text:p>75,410.80</text:p>
          </table:table-cell>
          <table:table-cell table:style-name="ce17" table:formula="of:=SUM([.D2:.D149])" office:value-type="float" office:value="19408.86" calcext:value-type="float">
            <text:p>19,408.86</text:p>
          </table:table-cell>
          <table:table-cell table:style-name="ce19" table:formula="of:=[.C155] / ([.C155]+[.D155])" office:value-type="percentage" office:value="0.795307639786939" calcext:value-type="percentage">
            <text:p>79.53%</text:p>
          </table:table-cell>
        </table:table-row>
        <table:table-row table:style-name="ro6">
          <table:table-cell table:style-name="Default"/>
          <table:table-cell table:style-name="ce15" office:value-type="string" calcext:value-type="string">
            <text:p>Anzahl</text:p>
          </table:table-cell>
          <table:table-cell table:style-name="ce18" table:formula="of:=COUNTIF([.C2:.C149]; &quot;&lt;&gt;0&quot;)" office:value-type="float" office:value="18" calcext:value-type="float">
            <text:p>18</text:p>
          </table:table-cell>
          <table:table-cell table:style-name="ce18" table:formula="of:=COUNTIF([.D2:.D149]; &quot;&lt;&gt;0&quot;)" office:value-type="float" office:value="129" calcext:value-type="float">
            <text:p>129</text:p>
          </table:table-cell>
          <table:table-cell table:style-name="ce19" table:formula="of:=[.C156] / ([.C156]+[.D156])" office:value-type="percentage" office:value="0.122448979591837" calcext:value-type="percentage">
            <text:p>12.24%</text:p>
          </table:table-cell>
        </table:table-row>
      </table:table>
      <table:named-expressions/>
      <table:database-ranges>
        <table:database-range table:name="__Anonymous_Sheet_DB__0" table:target-range-address="'Kraftwerksliste Bundesnetzagentur (alle Netz- und Umspannebenen; Netto-Leistung ≥ 20 MW) Stand 13.10.2011'.A1:'Kraftwerksliste Bundesnetzagentur (alle Netz- und Umspannebenen; Netto-Leistung ≥ 20 MW) Stand 13.10.2011'.M1048576" table:display-filter-buttons="true"/>
      </table:database-ranges>
      <table:data-pilot-tables>
        <table:data-pilot-table table:name="DataPilot1" table:application-data="" table:target-range-address="'Pivot Table_Kraftwerksliste Bundesnetzagentur (alle Netz- und Umspannebenen; Netto-Leistung ≥ 20 MW) Stand 13.10.2011_1'.A1:'Pivot Table_Kraftwerksliste Bundesnetzagentur (alle Netz- und Umspannebenen; Netto-Leistung ≥ 20 MW) Stand 13.10.2011_1'.B150" table:buttons="'Pivot Table_Kraftwerksliste Bundesnetzagentur (alle Netz- und Umspannebenen; Netto-Leistung ≥ 20 MW) Stand 13.10.2011_1'.A1" table:show-filter-button="false" table:drill-down-on-double-click="false">
          <table:source-cell-range table:cell-range-address="'Kraftwerksliste Bundesnetzagentur (alle Netz- und Umspannebenen; Netto-Leistung ≥ 20 MW) Stand 13.10.2011'.A1:'Kraftwerksliste Bundesnetzagentur (alle Netz- und Umspannebenen; Netto-Leistung ≥ 20 MW) Stand 13.10.2011'.M6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ternehmen" table:orientation="row" table:used-hierarchy="0" table:function="auto">
            <table:data-pilot-level table:show-empty="false" calcext:repeat-item-labels="false">
              <table:data-pilot-members>
                <table:data-pilot-member table:name="Bayernoil Raffineriegesellschaft mb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to-&#10;Engpassleistung (elektrisch) in MW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4">
      <number:number number:decimal-places="0" number:min-decimal-places="0" number:min-integer-digits="5"/>
    </number:number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time-style style:name="N151">
      <number:minutes number:style="long"/>
      <number:text>:</number:text>
      <number:seconds number:style="long"/>
    </number:tim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52">
      <number:day/>
      <number:text>-</number:text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4">
      <number:day/>
      <number:text>-</number:text>
      <number:month number:textual="true"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55">
      <number:minutes number:style="long"/>
      <number:text>:</number:text>
      <number:seconds number:style="long" number:decimal-places="1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5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hours/>
      <number:text>:</number:text>
      <number:minutes number:style="long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5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03:06.839069283</meta:creation-date>
    <dc:date>2023-03-01T21:45:41.268793731</dc:date>
    <meta:editing-duration>PT1H42M10S</meta:editing-duration>
    <meta:editing-cycles>7</meta:editing-cycles>
    <meta:generator>LibreOffice/7.4.5.1$Linux_X86_64 LibreOffice_project/40$Build-1</meta:generator>
    <meta:document-statistic meta:table-count="2" meta:cell-count="182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chart-properties chart:solid-type="cuboid" chart:label-position="center"/>
      <style:graphic-properties draw:fill-color="#004586"/>
    </style:style>
    <style:style style:name="ch14" style:family="chart">
      <style:chart-properties chart:solid-type="cuboid" chart:label-position="center"/>
      <style:graphic-properties draw:fill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row-mapping="1 0" chart:style-name="ch1">
        <chart:title svg:x="3.546cm" svg:y="0.316cm" chart:style-name="ch2">
          <text:p>Konzentration  der Energieproduktion 2011</text:p>
        </chart:title>
        <chart:subtitle svg:x="3.188cm" svg:y="1.301cm" chart:style-name="ch3">
          <text:p>Innerer Kreis: Netto-Nennleistung Äußerer Kreis: Anzahl</text:p>
        </chart:subtitle>
        <chart:legend chart:legend-position="end" svg:x="10.546cm" svg:y="3.14cm" style:legend-expansion="high" chart:style-name="ch4"/>
        <chart:plot-area chart:style-name="ch5" table:cell-range-address="'Pivot Table_Kraftwerksliste Bundesnetzagentur (alle Netz- und Umspannebenen; Netto-Leistung ≥ 20 MW) Stand 13.10.2011_1'.C154:'Pivot Table_Kraftwerksliste Bundesnetzagentur (alle Netz- und Umspannebenen; Netto-Leistung ≥ 20 MW) Stand 13.10.2011_1'.D155 'Pivot Table_Kraftwerksliste Bundesnetzagentur (alle Netz- und Umspannebenen; Netto-Leistung ≥ 20 MW) Stand 13.10.2011_1'.B156:'Pivot Table_Kraftwerksliste Bundesnetzagentur (alle Netz- und Umspannebenen; Netto-Leistung ≥ 20 MW) Stand 13.10.2011_1'.D156 'Pivot Table_Kraftwerksliste Bundesnetzagentur (alle Netz- und Umspannebenen; Netto-Leistung ≥ 20 MW) Stand 13.10.2011_1'.B155:'Pivot Table_Kraftwerksliste Bundesnetzagentur (alle Netz- und Umspannebenen; Netto-Leistung ≥ 20 MW) Stand 13.10.2011_1'.B155" chart:data-source-has-labels="both" svg:x="0.32cm" svg:y="2.138cm" svg:width="9.906cm" svg:height="6.682cm">
          <chart:coordinate-region svg:x="1.932cm" svg:y="2.139cm" svg:width="6.681cm" svg:height="6.681cm"/>
          <chart:axis chart:dimension="x" chart:name="primary-x" chart:style-name="ch6" chartooo:axis-type="auto">
            <chartooo:date-scale/>
            <chart:categories table:cell-range-address="'Pivot Table_Kraftwerksliste Bundesnetzagentur (alle Netz- und Umspannebenen; Netto-Leistung ≥ 20 MW) Stand 13.10.2011_1'.C154:'Pivot Table_Kraftwerksliste Bundesnetzagentur (alle Netz- und Umspannebenen; Netto-Leistung ≥ 20 MW) Stand 13.10.2011_1'.D1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Kraftwerksliste Bundesnetzagentur (alle Netz- und Umspannebenen; Netto-Leistung ≥ 20 MW) Stand 13.10.2011_1'.C156:'Pivot Table_Kraftwerksliste Bundesnetzagentur (alle Netz- und Umspannebenen; Netto-Leistung ≥ 20 MW) Stand 13.10.2011_1'.D156" chart:label-cell-address="'Pivot Table_Kraftwerksliste Bundesnetzagentur (alle Netz- und Umspannebenen; Netto-Leistung ≥ 20 MW) Stand 13.10.2011_1'.B156:'Pivot Table_Kraftwerksliste Bundesnetzagentur (alle Netz- und Umspannebenen; Netto-Leistung ≥ 20 MW) Stand 13.10.2011_1'.B156" chart:class="chart:circle">
            <chart:data-point chart:style-name="ch10"/>
            <chart:data-point chart:style-name="ch11"/>
          </chart:series>
          <chart:series chart:style-name="ch12" chart:values-cell-range-address="'Pivot Table_Kraftwerksliste Bundesnetzagentur (alle Netz- und Umspannebenen; Netto-Leistung ≥ 20 MW) Stand 13.10.2011_1'.C155:'Pivot Table_Kraftwerksliste Bundesnetzagentur (alle Netz- und Umspannebenen; Netto-Leistung ≥ 20 MW) Stand 13.10.2011_1'.D155" chart:label-cell-address="'Pivot Table_Kraftwerksliste Bundesnetzagentur (alle Netz- und Umspannebenen; Netto-Leistung ≥ 20 MW) Stand 13.10.2011_1'.B155:'Pivot Table_Kraftwerksliste Bundesnetzagentur (alle Netz- und Umspannebenen; Netto-Leistung ≥ 20 MW) Stand 13.10.2011_1'.B155" chart:class="chart:circle"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ernehmen mit über 1000 MV Netto-Engpassleitstung in MV</text:p>
                <draw:g>
                  <svg:desc>'Pivot Table_Kraftwerksliste Bundesnetzagentur (alle Netz- und Umspannebenen; Netto-Leistung ≥ 20 MW) Stand 13.10.2011_1'.C154:'Pivot Table_Kraftwerksliste Bundesnetzagentur (alle Netz- und Umspannebenen; Netto-Leistung ≥ 20 MW) Stand 13.10.2011_1'.D154</svg:desc>
                </draw:g>
              </table:table-cell>
              <table:table-cell office:value-type="string">
                <text:p>Unternehmen mit unter 1000 MV Netto-Engpassleitstung in MV</text:p>
              </table:table-cell>
            </table:table-row>
          </table:table-header-rows>
          <table:table-rows>
            <table:table-row>
              <table:table-cell office:value-type="string">
                <text:p>Anzahl</text:p>
                <draw:g>
                  <svg:desc>'Pivot Table_Kraftwerksliste Bundesnetzagentur (alle Netz- und Umspannebenen; Netto-Leistung ≥ 20 MW) Stand 13.10.2011_1'.B156:'Pivot Table_Kraftwerksliste Bundesnetzagentur (alle Netz- und Umspannebenen; Netto-Leistung ≥ 20 MW) Stand 13.10.2011_1'.B156</svg:desc>
                </draw:g>
              </table:table-cell>
              <table:table-cell office:value-type="float" office:value="18">
                <text:p>18</text:p>
                <draw:g>
                  <svg:desc>'Pivot Table_Kraftwerksliste Bundesnetzagentur (alle Netz- und Umspannebenen; Netto-Leistung ≥ 20 MW) Stand 13.10.2011_1'.C156:'Pivot Table_Kraftwerksliste Bundesnetzagentur (alle Netz- und Umspannebenen; Netto-Leistung ≥ 20 MW) Stand 13.10.2011_1'.D156</svg:desc>
                </draw:g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 Netto-Nennleistung</text:p>
                <draw:g>
                  <svg:desc>'Pivot Table_Kraftwerksliste Bundesnetzagentur (alle Netz- und Umspannebenen; Netto-Leistung ≥ 20 MW) Stand 13.10.2011_1'.B155:'Pivot Table_Kraftwerksliste Bundesnetzagentur (alle Netz- und Umspannebenen; Netto-Leistung ≥ 20 MW) Stand 13.10.2011_1'.B155</svg:desc>
                </draw:g>
              </table:table-cell>
              <table:table-cell office:value-type="float" office:value="75410.8">
                <text:p>75410.8</text:p>
                <draw:g>
                  <svg:desc>'Pivot Table_Kraftwerksliste Bundesnetzagentur (alle Netz- und Umspannebenen; Netto-Leistung ≥ 20 MW) Stand 13.10.2011_1'.C155:'Pivot Table_Kraftwerksliste Bundesnetzagentur (alle Netz- und Umspannebenen; Netto-Leistung ≥ 20 MW) Stand 13.10.2011_1'.D155</svg:desc>
                </draw:g>
              </table:table-cell>
              <table:table-cell office:value-type="float" office:value="19408.86">
                <text:p>19408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